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adornments="Bold" style:font-family-generic="roman" style:font-pitch="variable"/>
    <style:font-face style:name="Pescadero" svg:font-family="Pescadero" style:font-adornments="Regula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ell Gothic Std Black" svg:font-family="'Bell Gothic Std Black'" style:font-adornments="Black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eab9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eab93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0eab93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0eab93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italic" fo:text-shadow="none" style:text-underline-style="none" fo:font-weight="normal" officeooo:rsid="008c56eb" officeooo:paragraph-rsid="000eab93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15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0eab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eab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eab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ef8399" officeooo:paragraph-rsid="000eab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aaSubsection_20_Title">
      <style:text-properties officeooo:paragraph-rsid="000eab93"/>
    </style:style>
    <style:style style:name="P20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eab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aaMathematicaCellInput">
      <style:text-properties officeooo:paragraph-rsid="000eab93"/>
    </style:style>
    <style:style style:name="P22" style:family="paragraph" style:parent-style-name="MathematicaCellInput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ea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aaSubsection_20_Title">
      <style:text-properties officeooo:paragraph-rsid="00103321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d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6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f7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73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ce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75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5b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76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c76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e42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8pt" fo:font-weight="normal" officeooo:rsid="00668ce7" style:font-name-asian="Courier New" style:font-size-asian="18pt" style:font-weight-asian="normal" style:font-name-complex="Courier New" style:font-size-complex="18pt" style:font-weight-complex="normal"/>
    </style:style>
    <style:style style:name="T2" style:family="text">
      <style:text-properties style:font-name="Times New Roman" fo:font-size="18pt" fo:font-weight="normal" officeooo:rsid="002e5b17" style:font-name-asian="Courier New" style:font-size-asian="18pt" style:font-weight-asian="normal" style:font-name-complex="Courier New" style:font-size-complex="18pt" style:font-weight-complex="normal"/>
    </style:style>
    <style:style style:name="T3" style:family="text">
      <style:text-properties style:font-name="Times New Roman" fo:font-size="18pt" fo:font-weight="normal" officeooo:rsid="00a85ea0" style:font-name-asian="Courier New" style:font-size-asian="18pt" style:font-weight-asian="normal" style:font-name-complex="Courier New" style:font-size-complex="18pt" style:font-weight-complex="normal"/>
    </style:style>
    <style:style style:name="T4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a85ea0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2efa85b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a90008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275c036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3051b5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462bfc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174659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320d02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fd6c41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a919ba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048153c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2f1d40a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3429385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2f358e4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2f54caa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2fb2dde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16d32a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014304a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01a8719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officeooo:rsid="001c4800" style:font-name-asian="Courier New" style:font-size-asian="10pt" style:font-name-complex="Courier New" style:font-size-complex="10pt"/>
    </style:style>
    <style:style style:name="T27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28" style:family="text">
      <style:text-properties style:font-name="Times New Roman" fo:font-size="10pt" officeooo:rsid="00237340" style:font-name-asian="Courier New" style:font-size-asian="10pt" style:font-name-complex="Courier New" style:font-size-complex="10pt"/>
    </style:style>
    <style:style style:name="T29" style:family="text">
      <style:text-properties style:font-name="Times New Roman" fo:font-size="10pt" fo:font-weight="normal" officeooo:rsid="00575bbb" style:font-name-asian="Courier New" style:font-size-asian="10pt" style:font-weight-asian="normal" style:font-name-complex="Courier New" style:font-size-complex="10pt" style:font-weight-complex="normal"/>
    </style:style>
    <style:style style:name="T30" style:family="text">
      <style:text-properties style:font-name="Times New Roman" fo:font-size="10pt" fo:font-style="italic" officeooo:rsid="03efebc4" style:font-name-asian="Courier New" style:font-size-asian="10pt" style:font-style-asian="italic" style:font-name-complex="Courier New" style:font-size-complex="10pt" style:font-style-complex="italic"/>
    </style:style>
    <style:style style:name="T31" style:family="text">
      <style:text-properties style:font-name="Times New Roman" fo:font-size="10pt" fo:font-style="italic" officeooo:rsid="00320d02" style:font-name-asian="Courier New" style:font-size-asian="10pt" style:font-style-asian="italic" style:font-name-complex="Courier New" style:font-size-complex="10pt" style:font-style-complex="italic"/>
    </style:style>
    <style:style style:name="T32" style:family="text">
      <style:text-properties style:font-name="Times New Roman" fo:font-size="10pt" fo:font-style="italic" officeooo:rsid="00174659" style:font-name-asian="Courier New" style:font-size-asian="10pt" style:font-style-asian="italic" style:font-name-complex="Courier New" style:font-size-complex="10pt" style:font-style-complex="italic"/>
    </style:style>
    <style:style style:name="T33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34" style:family="text">
      <style:text-properties style:font-name="Times New Roman" fo:font-size="10pt" fo:font-style="italic" fo:font-weight="normal" officeooo:rsid="002e468a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35" style:family="text">
      <style:text-properties style:font-name="Times New Roman" officeooo:rsid="003cd6dc" style:font-name-asian="Courier New" style:font-size-asian="12pt" style:font-name-complex="Courier New" style:font-size-complex="12pt"/>
    </style:style>
    <style:style style:name="T36" style:family="text">
      <style:text-properties officeooo:rsid="00729f27"/>
    </style:style>
    <style:style style:name="T37" style:family="text">
      <style:text-properties officeooo:rsid="02eb13d0"/>
    </style:style>
    <style:style style:name="T38" style:family="text">
      <style:text-properties style:font-size-complex="10pt"/>
    </style:style>
    <style:style style:name="T39" style:family="text">
      <style:text-properties officeooo:rsid="0148acb3" style:font-size-complex="10pt"/>
    </style:style>
    <style:style style:name="T40" style:family="text">
      <style:text-properties officeooo:rsid="029dd9bf" style:font-size-complex="10pt"/>
    </style:style>
    <style:style style:name="T41" style:family="text">
      <style:text-properties officeooo:rsid="0275c036" style:font-size-complex="10pt"/>
    </style:style>
    <style:style style:name="T42" style:family="text">
      <style:text-properties officeooo:rsid="02eea423" style:font-size-complex="10pt"/>
    </style:style>
    <style:style style:name="T43" style:family="text">
      <style:text-properties officeooo:rsid="02ed070d" style:font-size-complex="10pt"/>
    </style:style>
    <style:style style:name="T44" style:family="text">
      <style:text-properties officeooo:rsid="03131999" style:font-size-complex="10pt"/>
    </style:style>
    <style:style style:name="T45" style:family="text">
      <style:text-properties officeooo:rsid="02f358e4" style:font-size-complex="10pt"/>
    </style:style>
    <style:style style:name="T46" style:family="text">
      <style:text-properties officeooo:rsid="002e468a" style:font-size-complex="10pt"/>
    </style:style>
    <style:style style:name="T47" style:family="text">
      <style:text-properties officeooo:rsid="02ef0fe4" style:font-size-complex="10pt"/>
    </style:style>
    <style:style style:name="T48" style:family="text">
      <style:text-properties officeooo:rsid="00c25740" style:font-size-complex="10pt"/>
    </style:style>
    <style:style style:name="T49" style:family="text">
      <style:text-properties officeooo:rsid="003da3d6" style:font-size-complex="10pt"/>
    </style:style>
    <style:style style:name="T50" style:family="text">
      <style:text-properties officeooo:rsid="02f005e1" style:font-size-complex="10pt"/>
    </style:style>
    <style:style style:name="T51" style:family="text">
      <style:text-properties officeooo:rsid="002957e1" style:font-size-complex="10pt"/>
    </style:style>
    <style:style style:name="T52" style:family="text">
      <style:text-properties officeooo:rsid="02f00ada" style:font-size-complex="10pt"/>
    </style:style>
    <style:style style:name="T53" style:family="text">
      <style:text-properties officeooo:rsid="02f1d40a" style:font-size-complex="10pt"/>
    </style:style>
    <style:style style:name="T54" style:family="text">
      <style:text-properties officeooo:rsid="02efa85b" style:font-size-complex="10pt"/>
    </style:style>
    <style:style style:name="T55" style:family="text">
      <style:text-properties officeooo:rsid="02f3dc8b" style:font-size-complex="10pt"/>
    </style:style>
    <style:style style:name="T56" style:family="text">
      <style:text-properties officeooo:rsid="02f54caa" style:font-size-complex="10pt"/>
    </style:style>
    <style:style style:name="T57" style:family="text">
      <style:text-properties officeooo:rsid="0014304a" style:font-size-complex="10pt"/>
    </style:style>
    <style:style style:name="T58" style:family="text">
      <style:text-properties officeooo:rsid="0016d32a" style:font-size-complex="10pt"/>
    </style:style>
    <style:style style:name="T59" style:family="text">
      <style:text-properties officeooo:rsid="0017fb5e" style:font-size-complex="10pt"/>
    </style:style>
    <style:style style:name="T60" style:family="text">
      <style:text-properties officeooo:rsid="00781f1d"/>
    </style:style>
    <style:style style:name="T61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3" style:family="text">
      <style:text-properties fo:font-size="10pt" style:font-size-asian="10pt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MathematicaFormatStandardForm"><text:span text:style-name="T1">4. </text:span></text:span><text:span text:style-name="MathematicaFormatStandardForm"><text:span text:style-name="T2">More </text:span></text:span><text:span text:style-name="MathematicaFormatStandardForm"><text:span text:style-name="T3">Exponential-Style Dirichlet Convolutions </text:span></text:span></text:p>
      <text:p text:style-name="P11"><text:span text:style-name="MathematicaFormatStandardForm"><text:span text:style-name="T2">as Power Series</text:span></text:span></text:p>
      <text:p text:style-name="P11"/>
      <text:p text:style-name="P11"/>
      <text:p text:style-name="P11"><text:span text:style-name="MathematicaFormatStandardForm"><text:span text:style-name="T2"/></text:span></text:p>
      <text:p text:style-name="P11"><text:span text:style-name="MathematicaFormatStandardForm"><text:span text:style-name="T5"/></text:span></text:p>
      <text:p text:style-name="P2"><text:span text:style-name="MathematicaFormatStandardForm"><text:span text:style-name="T6"/></text:span></text:p>
      <text:p text:style-name="P14"><text:span text:style-name="MathematicaFormatStandardForm"><text:span text:style-name="T29"/></text:span></text:p>
      <text:p text:style-name="P2"><text:span text:style-name="MathematicaFormatStandardForm"><text:span text:style-name="T7"><text:tab/></text:span></text:span><text:span text:style-name="MathematicaFormatStandardForm"><text:span text:style-name="T6">One goal here is to show, with mind-numbing repetition, the direct and fruitful connection between exponential-style Dirichlet convolutions and Dirichlet series. <text:s text:c="3"/></text:span></text:span><text:span text:style-name="MathematicaFormatStandardForm"><text:span text:style-name="T8">In</text:span></text:span><text:span text:style-name="MathematicaFormatStandardForm"><text:span text:style-name="T6"> particular, the goal is to show that the convolution operations turn into the normal multiplication and exponentiation operations of math as the limit of these partial sums goes to infinity. <text:s/></text:span></text:span><text:span text:style-name="MathematicaFormatStandardForm"><text:span text:style-name="T8">Once established, the next hope is that this should inspire the reverse move – taking established power series operations on Dirichlet series and finding partial sum equivalents, as the Dirichlet series versions of identities tend to be much more familiar.</text:span></text:span></text:p>
      <text:p text:style-name="P2"><text:span text:style-name="MathematicaFormatStandardForm"><text:span text:style-name="T6"><text:tab/>This is most evident when looking at various power series equivalents. <text:s/>So this section will include a number of examples of power series-like identities with exponential-style Dirichlet convolutions that, in their limit, are normal power series involving Dirichlet series.</text:span></text:span></text:p>
      <text:p text:style-name="P2"><text:span text:style-name="MathematicaFormatStandardForm"><text:span text:style-name="T6"/></text:span></text:p>
      <text:p text:style-name="P19"><text:span text:style-name="aaSubSection_20_Title"><text:span text:style-name="T36">4</text:span></text:span><text:span text:style-name="aaSubSection_20_Title">.</text:span><text:span text:style-name="aaSubSection_20_Title"><text:span text:style-name="T36">1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745" text:anchor-type="as-char" svg:y="-0.1437in" svg:width="0.7965in" svg:height="0.194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2"><text:span text:style-name="MathematicaFormatStandardForm"><text:span text:style-name="T9"/></text:span></text:p>
      <text:p text:style-name="P2"><text:span text:style-name="MathematicaFormatStandardForm"><text:span text:style-name="T10"><text:tab/></text:span></text:span><text:span text:style-name="MathematicaFormatStandardForm"><text:span text:style-name="T7">There are a few useful ways to express</text:span></text:span><text:span text:style-name="MathematicaFormatStandardForm"><text:span text:style-name="T5"><draw:frame draw:style-name="fr1" draw:name="Object754" text:anchor-type="as-char" svg:y="-0.1437in" svg:width="0.7965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7">in terms of other functions as well. <text:s/>For example,</text:span></text:span></text:p>
      <text:p text:style-name="P12"><text:span text:style-name="MathematicaFormatStandardForm"><text:span text:style-name="T9"/></text:span></text:p>
      <text:p text:style-name="P5"><text:span text:style-name="MathematicaFormatStandardForm"><text:span text:style-name="T4"><draw:frame draw:style-name="fr2" draw:name="Object748" text:anchor-type="as-char" svg:y="-0.2035in" svg:width="2.2in" svg:height="0.36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36">4.1.1</text:span></text:span><text:span text:style-name="FormulaNumber">)</text:span></text:p>
      <text:p text:style-name="P1"><text:span text:style-name="MathematicaFormatStandardForm"><text:span text:style-name="T11"/></text:span></text:p>
      <text:p text:style-name="P21"><text:span text:style-name="aaMathematica"><text:span text:style-name="T39">Dm1[ n_, 0 ] := UnitStep[n-1]</text:span></text:span></text:p>
      <text:p text:style-name="P21"><text:span text:style-name="aaMathematica"><text:span text:style-name="T39">Dm1[ n_, k_ ] := Sum[ Dm1[ n(1+j)^-1, k-1 ], { j, 1, n-1 } ]</text:span></text:span></text:p>
      <text:p text:style-name="P21"><text:span text:style-name="aaMathematica"><text:span text:style-name="T40">Dz[n_,z_,k_]:=1+((z+1)/k-1)Sum[Dz[n/j,z,k+1],{j,2,n}]</text:span></text:span></text:p>
      <text:p text:style-name="P21"><text:span text:style-name="aaMathematica"><text:span text:style-name="T41">Dm1Alt[n_,k_]:=Sum[(-1)^(k-j)Binomial[k,j]Dz[n,j,1],</text:span></text:span><text:span text:style-name="aaMathematica"><text:span text:style-name="T38">{</text:span></text:span><text:span text:style-name="aaMathematica"><text:span text:style-name="T42">j</text:span></text:span><text:span text:style-name="aaMathematica"><text:span text:style-name="T38">,0,</text:span></text:span><text:span text:style-name="aaMathematica"><text:span text:style-name="T42">k</text:span></text:span><text:span text:style-name="aaMathematica"><text:span text:style-name="T38">}]</text:span></text:span></text:p>
      <text:p text:style-name="P21"><text:span text:style-name="aaMathematica"><text:span text:style-name="T43">Grid[ Table[Dm1[ n, k ]-Dm1Alt[n,k], { n, 1, 50 }, { k, 1, 7 } ]]</text:span></text:span></text:p>
      <text:p text:style-name="P2"><text:span text:style-name="MathematicaFormatStandardForm"><text:span text:style-name="T30"/></text:span></text:p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476" text:anchor-type="as-char" svg:y="-0.1244in" svg:width="0.5346in" svg:height="0.15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2"><text:span text:style-name="MathematicaFormatStandardForm"><text:span text:style-name="T30"/></text:span></text:p>
      <text:p text:style-name="P3"><text:span text:style-name="MathematicaFormatStandardForm"><text:span text:style-name="T32"><draw:frame draw:style-name="fr3" draw:name="Object746" text:anchor-type="as-char" svg:y="-0.1839in" svg:width="1.95in" svg:height="0.32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FormulaNumber">(4.1.2)</text:span></text:p>
      <text:p text:style-name="P2"><text:span text:style-name="MathematicaFormatStandardForm"><text:span text:style-name="T32"/></text:span></text:p>
      <text:p text:style-name="P21"><text:span text:style-name="aaMathematica"><text:span text:style-name="T38">{(</text:span></text:span><text:span text:style-name="aaMathematica"><text:span text:style-name="T44">Zeta[s]</text:span></text:span><text:span text:style-name="aaMathematica"><text:span text:style-name="T38">-1)^j,Sum[ (-1)^(j-k) Binomial[j,k] </text:span></text:span><text:span text:style-name="aaMathematica"><text:span text:style-name="T44">Zeta[s]</text:span></text:span><text:span text:style-name="aaMathematica"><text:span text:style-name="T38">^k,{k,0,Infinity}]}</text:span></text:span></text:p>
      <text:p text:style-name="P2"/>
      <text:p text:style-name="P3"><text:span text:style-name="MathematicaFormatStandardForm"><text:span text:style-name="T32"/></text:span></text:p>
      <text:p text:style-name="P5"><text:span text:style-name="MathematicaFormatStandardForm"><text:span text:style-name="T4"><draw:frame draw:style-name="fr3" draw:name="Object808" text:anchor-type="as-char" svg:y="-0.1827in" svg:width="1.861in" svg:height="0.32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36">4.1.1</text:span></text:span><text:span text:style-name="FormulaNumber">)</text:span></text:p>
      <text:p text:style-name="P1"><text:span text:style-name="FormulaNumber"/></text:p>
      <text:p text:style-name="P19"><text:span text:style-name="aaSubSection_20_Title"><text:span text:style-name="T36">4</text:span></text:span><text:span text:style-name="aaSubSection_20_Title">.</text:span><text:span text:style-name="aaSubSection_20_Title"><text:span text:style-name="T36">1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805" text:anchor-type="as-char" svg:y="-0.1437in" svg:width="0.7965in" svg:height="0.194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3"/>
      <text:p text:style-name="P2"><text:span text:style-name="MathematicaFormatStandardForm"><text:span text:style-name="T5"><text:tab/></text:span></text:span><text:span text:style-name="MathematicaFormatStandardForm"><text:span text:style-name="T5"><draw:frame draw:style-name="fr1" draw:name="Object787" text:anchor-type="as-char" svg:y="-0.1437in" svg:width="0.7965in" svg:height="0.194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7">can also</text:span></text:span><text:span text:style-name="MathematicaFormatStandardForm"><text:span text:style-name="T5"> </text:span></text:span><text:span text:style-name="MathematicaFormatStandardForm"><text:span text:style-name="T16">be </text:span></text:span><text:span text:style-name="MathematicaFormatStandardForm"><text:span text:style-name="T7">express</text:span></text:span><text:span text:style-name="MathematicaFormatStandardForm"><text:span text:style-name="T16">ed</text:span></text:span><text:span text:style-name="MathematicaFormatStandardForm"><text:span text:style-name="T7"> in terms of</text:span></text:span><text:span text:style-name="MathematicaFormatStandardForm"><text:span text:style-name="T5"><draw:frame draw:style-name="fr1" draw:name="Object755" text:anchor-type="as-char" svg:y="-0.1437in" svg:width="0.8091in" svg:height="0.194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7">as</text:span></text:span></text:p>
      <text:p text:style-name="P2"><text:span text:style-name="MathematicaFormatStandardForm"><text:span text:style-name="T34"/></text:span></text:p>
      <text:p text:style-name="P5"><text:span text:style-name="MathematicaFormatStandardForm"><text:span text:style-name="T4"><draw:frame draw:style-name="fr2" draw:name="Object749" text:anchor-type="as-char" svg:y="-0.2228in" svg:width="2.8957in" svg:height="0.387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60">4.1.3</text:span></text:span><text:span text:style-name="FormulaNumber">)</text:span></text:p>
      <text:p text:style-name="P1"><text:span text:style-name="MathematicaFormatStandardForm"><text:span text:style-name="T11"/></text:span></text:p>
      <text:p text:style-name="P21"><text:span text:style-name="aaMathematica"><text:span text:style-name="T38">Dm1[n_,0]:=UnitStep[n-1]</text:span></text:span></text:p>
      <text:p text:style-name="P21"><text:soft-page-break/><text:span text:style-name="aaMathematica"><text:span text:style-name="T38">Dm1[n_,k_]:=Sum[Dm1[n (1+j)^-1,k-1],{j,1,n-1}]</text:span></text:span></text:p>
      <text:p text:style-name="P21"><text:span text:style-name="aaMathematica"><text:span text:style-name="T38">logD[n_,k_]:=Sum[FullSimplify[MangoldtLambda[j]/Log[j]] logD[n/j,k-1],{j,2,n}];logD[n_,0]:=UnitStep[n-1]</text:span></text:span></text:p>
      <text:p text:style-name="P21"><text:span text:style-name="aaMathematica"><text:span text:style-name="T38">Dm1Alt[n_,k_]:=Sum[(Limit[D[(E^</text:span></text:span><text:span text:style-name="aaMathematica"><text:span text:style-name="T45">x</text:span></text:span><text:span text:style-name="aaMathematica"><text:span text:style-name="T38">-1)^k,{</text:span></text:span><text:span text:style-name="aaMathematica"><text:span text:style-name="T45">x</text:span></text:span><text:span text:style-name="aaMathematica"><text:span text:style-name="T38">,j}],</text:span></text:span><text:span text:style-name="aaMathematica"><text:span text:style-name="T45">x</text:span></text:span><text:span text:style-name="aaMathematica"><text:span text:style-name="T38">-</text:span></text:span><text:span text:style-name="aaMathematica"><text:span text:style-name="T42">&gt;</text:span></text:span><text:span text:style-name="aaMathematica"><text:span text:style-name="T38">0])/j!logD[n,j],{j,0,Log[2,n]}]</text:span></text:span></text:p>
      <text:p text:style-name="P21"><text:span text:style-name="aaMathematica"><text:span text:style-name="T38">Grid[Table[Dm1[n,k]-Dm1Alt[n,k],{n,1,50},{k,1,7}]]</text:span></text:span></text:p>
      <text:p text:style-name="P2"><text:span text:style-name="MathematicaFormatStandardForm"><text:span text:style-name="T30"/></text:span></text:p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477" text:anchor-type="as-char" svg:y="-0.1244in" svg:width="0.5346in" svg:height="0.15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2"><text:span text:style-name="MathematicaFormatStandardForm"><text:span text:style-name="T13"/></text:span></text:p>
      <text:p text:style-name="P3"><text:span text:style-name="MathematicaFormatStandardForm"><text:span text:style-name="T33"><draw:frame draw:style-name="fr3" draw:name="Object747" text:anchor-type="as-char" svg:y="-0.202in" svg:width="2.589in" svg:height="0.345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FormulaNumber">(4.1.4)</text:span></text:p>
      <text:p text:style-name="P2"><text:span text:style-name="MathematicaFormatStandardForm"><text:span text:style-name="T33"/></text:span></text:p>
      <text:p text:style-name="P21"><text:span text:style-name="aaMathematica"><text:span text:style-name="T46">Grid[Table[Chop[(Zeta[s]-1)^k-N[Sum[Limit[D[(E^x-1)^k,</text:span></text:span><text:span text:style-name="aaMathematica"><text:span text:style-name="T38">{x,j}],x-</text:span></text:span><text:span text:style-name="aaMathematica"><text:span text:style-name="T47">&gt;</text:span></text:span><text:span text:style-name="aaMathematica"><text:span text:style-name="T38">0]/(j!)Log[</text:span></text:span><text:span text:style-name="aaMathematica"><text:span text:style-name="T44">Zeta[s]</text:span></text:span><text:span text:style-name="aaMathematica"><text:span text:style-name="T38">]^j,{j,0,50}]]],</text:span></text:span><text:span text:style-name="aaMathematica"><text:span text:style-name="T44">{s,2.,5.}</text:span></text:span><text:span text:style-name="aaMathematica"><text:span text:style-name="T38">,{n,0.35,1.75,.2},{k,1,5}]]</text:span></text:span></text:p>
      <text:p text:style-name="P4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4"/>
      <text:p text:style-name="P5"><text:span text:style-name="MathematicaFormatStandardForm"><text:span text:style-name="T4"><draw:frame draw:style-name="fr2" draw:name="Object809" text:anchor-type="as-char" svg:y="-0.2228in" svg:width="2.598in" svg:height="0.387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60">4.1.3</text:span></text:span><text:span text:style-name="FormulaNumber">)</text:span></text:p>
      <text:p text:style-name="P2"><text:span text:style-name="MathematicaFormatStandardForm"><text:span text:style-name="T6"/></text:span></text:p>
      <text:p text:style-name="P19"><text:span text:style-name="aaSubSection_20_Title"><text:span text:style-name="T36">4</text:span></text:span><text:span text:style-name="aaSubSection_20_Title">.</text:span><text:span text:style-name="aaSubSection_20_Title"><text:span text:style-name="T36">1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806" text:anchor-type="as-char" svg:y="-0.1437in" svg:width="0.7965in" svg:height="0.194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2"><text:span text:style-name="MathematicaFormatStandardForm"><text:span text:style-name="T61"/></text:span></text:p>
      <text:p text:style-name="P4"><text:span text:style-name="aaMathematica"><text:span text:style-name="T63"/></text:span></text:p>
      <text:p text:style-name="P2"><text:span text:style-name="MathematicaFormatStandardForm"><text:span text:style-name="T7"><text:tab/></text:span></text:span><text:span text:style-name="MathematicaFormatStandardForm"><text:span text:style-name="T18">One more, slightly more complicated way to express</text:span></text:span><text:span text:style-name="MathematicaFormatStandardForm"><text:span text:style-name="T5"><draw:frame draw:style-name="fr1" draw:name="Object756" text:anchor-type="as-char" svg:y="-0.1437in" svg:width="0.7516in" svg:height="0.194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18">looks like this</text:span></text:span></text:p>
      <text:p text:style-name="P2"><text:span text:style-name="MathematicaFormatStandardForm"><text:span text:style-name="T33"/></text:span></text:p>
      <text:p text:style-name="P5"><text:span text:style-name="MathematicaFormatStandardForm"><text:span text:style-name="T4"><draw:frame draw:style-name="fr2" draw:name="Object751" text:anchor-type="as-char" svg:y="-0.2252in" svg:width="4.0075in" svg:height="0.389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60">4.1.5</text:span></text:span><text:span text:style-name="FormulaNumber">)</text:span></text:p>
      <text:p text:style-name="P1"><text:span text:style-name="MathematicaFormatStandardForm"><text:span text:style-name="T11"/></text:span></text:p>
      <text:p text:style-name="P21"><text:span text:style-name="aaMathematica"><text:span text:style-name="T38"><text:s/>RiemannPrimeCount[n_]:=Sum[PrimePi[n^(1/j)]/j,{j,1,Log[2,n]}]</text:span></text:span></text:p>
      <text:p text:style-name="P21"><text:span text:style-name="aaMathematica"><text:span text:style-name="T38">Dm1[n_,0]:=UnitStep[n-1]</text:span></text:span></text:p>
      <text:p text:style-name="P21"><text:span text:style-name="aaMathematica"><text:span text:style-name="T38">Dm1[n_,k_]:=Dm1[n,k]=Sum[Dm1[Floor[n (1+j)^-1],k-1],{j,1,n-1}]</text:span></text:span></text:p>
      <text:p text:style-name="P21"><text:span text:style-name="aaMathematica"><text:span text:style-name="T38">dm1[n_, k_] := Dm1[n,k]-Dm1[n-1,k]; dm1[n_, 0] := If[ n</text:span></text:span><text:span text:style-name="aaMathematica"><text:span text:style-name="T48">&gt;=</text:span></text:span><text:span text:style-name="aaMathematica"><text:span text:style-name="T38">1,1,0]</text:span></text:span></text:p>
      <text:p text:style-name="P21"><text:span text:style-name="aaMathematica"><text:span text:style-name="T38">Dm1Alt[ n_, k_ ] := Sum[ Limit[D[x/Log[1+x],{x,m}],x-</text:span></text:span><text:span text:style-name="aaMathematica"><text:span text:style-name="T45">&gt;</text:span></text:span><text:span text:style-name="aaMathematica"><text:span text:style-name="T38">0]/(m!)Sum[ dm1[ j, k-1+m] RiemannPrimeCount[ n/j],{j,1,n}],{m,0,Log[2,n]}]</text:span></text:span></text:p>
      <text:p text:style-name="P21"><text:span text:style-name="aaMathematica"><text:span text:style-name="T38">Grid[Table[Dm1[n,k]-Dm1Alt[n,k],{n,1,50},{k,1,5}]]</text:span></text:span></text:p>
      <text:p text:style-name="P2"><text:span text:style-name="MathematicaFormatStandardForm"><text:span text:style-name="T30"/></text:span></text:p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478" text:anchor-type="as-char" svg:y="-0.1244in" svg:width="0.5346in" svg:height="0.15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2"/>
      <text:p text:style-name="P3"><text:span text:style-name="MathematicaFormatStandardForm"><text:span text:style-name="T33"><draw:frame draw:style-name="fr3" draw:name="Object752" text:anchor-type="as-char" svg:y="-0.2043in" svg:width="3.6445in" svg:height="0.34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"><text:span text:style-name="FormulaNumber">(4.1.6)</text:span></text:p>
      <text:p text:style-name="P2"><text:span text:style-name="MathematicaFormatStandardForm"><text:span text:style-name="T33"/></text:span></text:p>
      <text:p text:style-name="P21"><text:span text:style-name="aaMathematica"><text:span text:style-name="T38"><text:s/>Grid[Table[Chop[(</text:span></text:span><text:span text:style-name="aaMathematica"><text:span text:style-name="T44">Zeta[s]</text:span></text:span><text:span text:style-name="aaMathematica"><text:span text:style-name="T38">-1)^</text:span></text:span><text:span text:style-name="aaMathematica"><text:span text:style-name="T49">k</text:span></text:span><text:span text:style-name="aaMathematica"><text:span text:style-name="T38">-N[Sum[Limit[ D[ x/Log[1+x],{x,</text:span></text:span><text:span text:style-name="aaMathematica"><text:span text:style-name="T50">m</text:span></text:span><text:span text:style-name="aaMathematica"><text:span text:style-name="T38">}],x-</text:span></text:span><text:span text:style-name="aaMathematica"><text:span text:style-name="T51">&gt;</text:span></text:span><text:span text:style-name="aaMathematica"><text:span text:style-name="T38">0]/(</text:span></text:span><text:span text:style-name="aaMathematica"><text:span text:style-name="T50">m</text:span></text:span><text:span text:style-name="aaMathematica"><text:span text:style-name="T38">!)(</text:span></text:span><text:span text:style-name="aaMathematica"><text:span text:style-name="T44">Zeta[s]</text:span></text:span><text:span text:style-name="aaMathematica"><text:span text:style-name="T38">-1)^(</text:span></text:span><text:span text:style-name="aaMathematica"><text:span text:style-name="T49">k</text:span></text:span><text:span text:style-name="aaMathematica"><text:span text:style-name="T38">-1</text:span></text:span><text:span text:style-name="aaMathematica"><text:span text:style-name="T49">+m</text:span></text:span><text:span text:style-name="aaMathematica"><text:span text:style-name="T38">)Log[</text:span></text:span><text:span text:style-name="aaMathematica"><text:span text:style-name="T44">Zeta[s]</text:span></text:span><text:span text:style-name="aaMathematica"><text:span text:style-name="T38">],{</text:span></text:span><text:span text:style-name="aaMathematica"><text:span text:style-name="T50">m</text:span></text:span><text:span text:style-name="aaMathematica"><text:span text:style-name="T38">,0,50}]]],</text:span></text:span><text:span text:style-name="aaMathematica"><text:span text:style-name="T44">{s,2.,5.}</text:span></text:span><text:span text:style-name="aaMathematica"><text:span text:style-name="T38">,{n,0.35,1.75,.2},{</text:span></text:span><text:span text:style-name="aaMathematica"><text:span text:style-name="T49">k</text:span></text:span><text:span text:style-name="aaMathematica"><text:span text:style-name="T38">,-3,3}]]</text:span></text:span></text:p>
      <text:p text:style-name="P5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5"/>
      <text:p text:style-name="P5"><text:span text:style-name="MathematicaFormatStandardForm"><text:span text:style-name="T4"><draw:frame draw:style-name="fr3" draw:name="Object810" text:anchor-type="as-char" svg:y="-0.2043in" svg:width="3.5193in" svg:height="0.34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60">4.1.5</text:span></text:span><text:span text:style-name="FormulaNumber">)</text:span></text:p>
      <text:p text:style-name="P13"/>
      <text:p text:style-name="P2"><text:span text:style-name="MathematicaFormatStandardForm"><text:span text:style-name="T7"><text:tab/></text:span></text:span><text:span text:style-name="MathematicaFormatStandardForm"><text:span text:style-name="T18">In particular, if k=1 </text:span></text:span><text:span text:style-name="MathematicaFormatStandardForm"><text:span text:style-name="T19">and s=0</text:span></text:span><text:span text:style-name="MathematicaFormatStandardForm"><text:span text:style-name="T18">, this reduces to</text:span></text:span></text:p>
      <text:p text:style-name="P5"><text:span text:style-name="MathematicaFormatStandardForm"><text:span text:style-name="T4"/></text:span></text:p>
      <text:p text:style-name="P5"><text:soft-page-break/><text:span text:style-name="MathematicaFormatStandardForm"><text:span text:style-name="T4"><draw:frame draw:style-name="fr2" draw:name="Object750" text:anchor-type="as-char" svg:y="-0.2252in" svg:width="3.5146in" svg:height="0.38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60">4.1.7</text:span></text:span><text:span text:style-name="FormulaNumber">)</text:span></text:p>
      <text:p text:style-name="P1"><text:span text:style-name="MathematicaFormatStandardForm"><text:span text:style-name="T4"/></text:span></text:p>
      <text:p text:style-name="P21"><text:span text:style-name="aaMathematica"><text:span text:style-name="T38">RiemannPrimeCount[n_]:=Sum[PrimePi[n^(1/j)]/j,{j,1,Log[2,n]}]</text:span></text:span></text:p>
      <text:p text:style-name="P21"><text:span text:style-name="aaMathematica"><text:span text:style-name="T38">Dm1[n_,k_]:=Dm1[n,k]=Sum[Dm1[Floor[n (1+j)^-1],k-1],{j,1,n-1}];Dm1[n_,0]:=UnitStep[n-1]</text:span></text:span></text:p>
      <text:p text:style-name="P21"><text:span text:style-name="aaMathematica"><text:span text:style-name="T38">dm1[n_, k_] := Dm1[n,k]-Dm1[n-1,k]; dm1[n_, 0] := If[ n1,1,0]</text:span></text:span></text:p>
      <text:p text:style-name="P21"><text:span text:style-name="aaMathematica"><text:span text:style-name="T38">nm1[ n_ ] := Sum[ Limit[D[x/Log[1+x],{x,m}],x-</text:span></text:span><text:span text:style-name="aaMathematica"><text:span text:style-name="T52">&gt;</text:span></text:span><text:span text:style-name="aaMathematica"><text:span text:style-name="T38">0]/(m!)Sum[ dm1[ j, m] RiemannPrimeCount[ n/j],{j,1,n}],{m,0,Log[2,n]}]</text:span></text:span></text:p>
      <text:p text:style-name="P21"><text:span text:style-name="aaMathematica"><text:span text:style-name="T38">Table[ {n-1, nm1[n]},{n,1,100}]</text:span></text:span></text:p>
      <text:p text:style-name="P2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479" text:anchor-type="as-char" svg:y="-0.1244in" svg:width="0.5346in" svg:height="0.15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2"/>
      <text:p text:style-name="P3"><text:span text:style-name="MathematicaFormatStandardForm"><text:span text:style-name="T33"><draw:frame draw:style-name="fr3" draw:name="Object757" text:anchor-type="as-char" svg:y="-0.2043in" svg:width="3.2811in" svg:height="0.34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"><text:span text:style-name="FormulaNumber">(4.1.8)</text:span></text:p>
      <text:p text:style-name="P2"><text:span text:style-name="MathematicaFormatStandardForm"><text:span text:style-name="T33"/></text:span></text:p>
      <text:p text:style-name="P21"><text:span text:style-name="aaMathematica"><text:span text:style-name="T38"><text:s/>Table[Chop[(</text:span></text:span><text:span text:style-name="aaMathematica"><text:span text:style-name="T44">Zeta[s]</text:span></text:span><text:span text:style-name="aaMathematica"><text:span text:style-name="T38">-1)-N[Sum[Limit[D[x/Log[1+x],{x,m}],x-</text:span></text:span><text:span text:style-name="aaMathematica"><text:span text:style-name="T53">&gt;</text:span></text:span><text:span text:style-name="aaMathematica"><text:span text:style-name="T38">0]/(m!)(</text:span></text:span><text:span text:style-name="aaMathematica"><text:span text:style-name="T44">Zeta[s]</text:span></text:span><text:span text:style-name="aaMathematica"><text:span text:style-name="T38">-1)^m Log[</text:span></text:span><text:span text:style-name="aaMathematica"><text:span text:style-name="T44">Zeta[s]</text:span></text:span><text:span text:style-name="aaMathematica"><text:span text:style-name="T38">],{m,0,50}]]],</text:span></text:span><text:span text:style-name="aaMathematica"><text:span text:style-name="T44">{s,2.,5.}</text:span></text:span><text:span text:style-name="aaMathematica"><text:span text:style-name="T38">,{n,0.35,1.75,.2}]</text:span></text:span></text:p>
      <text:p text:style-name="P1"><text:span text:style-name="aaMathematica"><text:span text:style-name="T63"/></text:span></text:p>
      <text:p text:style-name="P2"><text:span text:style-name="MathematicaFormatStandardForm"><text:span text:style-name="T18">which is possibly interesting in that it shows a way to sum the </text:span></text:span><text:span text:style-name="MathematicaFormatStandardForm"><text:span text:style-name="T20">Riemann </text:span></text:span><text:span text:style-name="MathematicaFormatStandardForm"><text:span text:style-name="T18">prime counting function so that it equals an easy-to-calculate value, n-1. <text:s/>Note that this is the same as saying</text:span></text:span></text:p>
      <text:p text:style-name="P5"><text:span text:style-name="MathematicaFormatStandardForm"><text:span text:style-name="T5"/></text:span></text:p>
      <text:p text:style-name="P8"><text:span text:style-name="MathematicaFormatStandardForm"><text:span text:style-name="T4"><draw:frame draw:style-name="fr3" draw:name="Object753" text:anchor-type="as-char" svg:y="-1.1043in" svg:width="2.0366in" svg:height="2.1583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60">4.1.9</text:span></text:span><text:span text:style-name="FormulaNumber">)</text:span></text:p>
      <text:p text:style-name="P1"><text:span text:style-name="MathematicaFormatStandardForm"><text:span text:style-name="T4"/></text:span></text:p>
      <text:p text:style-name="P21"><text:span text:style-name="aaMathematica"><text:span text:style-name="T54"><text:s/>pi[n_]:=Sum[PrimePi[n^(1/j)]/j,</text:span></text:span><text:span text:style-name="aaMathematica"><text:span text:style-name="T38">{j,1,Log[2,n]}]</text:span></text:span></text:p>
      <text:p text:style-name="P21"><text:span text:style-name="aaMathematica"><text:span text:style-name="T38">(*sum is trunctated and stops working after n=2^6-1*)</text:span></text:span></text:p>
      <text:p text:style-name="P21"><text:span text:style-name="aaMathematica"><text:span text:style-name="T38">sum[n_]:=pi[n]+(1/2)Sum[pi[n/j],{j,2,n}]-1/12Sum[pi[n/(j k)],{j,2,n},{k,2,n/j}]+1/24Sum[pi[n/(j k l)],{j,2,n},{k,2,n/j},{l,2,n/(j k)}]-19/720Sum[pi[n/(j k l m)],{j,2,n},{k,2,n/j},{l,2,n/(j k)},{m,2,n/(j k l)}]+3/160Sum[pi[n/(j k l m o)],{j,2,n},{k,2,n/j},{l,2,n/(j k)},{m,2,n/(j k l)},{o,2,n/(j k l m)}]</text:span></text:span></text:p>
      <text:p text:style-name="P21"><text:span text:style-name="aaMathematica"><text:span text:style-name="T38">Table[{n-1, sum[n]},{n,1,63}]//TableForm</text:span></text:span></text:p>
      <text:p text:style-name="P9"><text:span text:style-name="aaMathematica"><text:span text:style-name="T63"/></text:span></text:p>
      <text:p text:style-name="P2"><text:span text:style-name="MathematicaFormatStandardForm"><text:span text:style-name="T33"><text:tab/></text:span></text:span><text:span text:style-name="MathematicaFormatStandardForm"><text:span text:style-name="T20">Combining (2.5) with (D1) gives us </text:span></text:span></text:p>
      <text:p text:style-name="P2"><text:span text:style-name="MathematicaFormatStandardForm"><text:span text:style-name="T20"/></text:span></text:p>
      <text:p text:style-name="P5"><text:span text:style-name="MathematicaFormatStandardForm"><text:span text:style-name="T4"><draw:frame draw:style-name="fr2" draw:name="Object758" text:anchor-type="as-char" svg:y="-0.2252in" svg:width="4.4563in" svg:height="0.3898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60">4.1.10</text:span></text:span><text:span text:style-name="FormulaNumber">)</text:span></text:p>
      <text:p text:style-name="P1"><text:span text:style-name="MathematicaFormatStandardForm"><text:span text:style-name="T11"/></text:span></text:p>
      <text:p text:style-name="P21"><text:span text:style-name="aaMathematica"><text:span text:style-name="T55">Dz[n_,z_,k_]:=1+((z+1)/k-1)Sum[Dz[n/j,z,k+1],</text:span></text:span><text:span text:style-name="aaMathematica"><text:span text:style-name="T38">{j,2,n}]</text:span></text:span></text:p>
      <text:p text:style-name="P21"><text:span text:style-name="aaMathematica"><text:span text:style-name="T38">RiemannPrimeCount[n_]:=Sum[PrimePi[n^(1/j)]/j,{j,1,Log[2,n]}]</text:span></text:span></text:p>
      <text:p text:style-name="P21"><text:span text:style-name="aaMathematica"><text:span text:style-name="T38">Dm1[n_,k_]:=Dm1[n,k]=Sum[Dm1[Floor[n (1+j)^-1],k-1],{j,1,n-1}];Dm1[n_,0]:=UnitStep[n-1]</text:span></text:span></text:p>
      <text:p text:style-name="P21"><text:span text:style-name="aaMathematica"><text:span text:style-name="T38">dm1[n_, k_] := Dm1[n,k]-Dm1[n-1,k]; dm1[n_, 0] := If[ n1,1,0]</text:span></text:span></text:p>
      <text:p text:style-name="P21"><text:span text:style-name="aaMathematica"><text:span text:style-name="T38">DzAlt[ n_, z_ ] := 1+Sum[ Binomial[z,k]Sum[ Limit[D[x/Log[1+x],{x,m}],x-</text:span></text:span><text:span text:style-name="aaMathematica"><text:span text:style-name="T56">&gt;</text:span></text:span><text:span text:style-name="aaMathematica"><text:span text:style-name="T38">0]/(m!)Sum[ dm1[ j, k-1+m] RiemannPrimeCount[ n/j],{j,1,n}],{m,0,Log[2,n]}],{k,1,Log[2,n]}]</text:span></text:span></text:p>
      <text:p text:style-name="P21"><text:span text:style-name="aaMathematica"><text:span text:style-name="T38">Grid[Table[Chop[Dz[a=55,s+t I,1]-DzAlt[a,s+t I]],{s,-1.5,4,.7},{t,-1.1,4,.7}]]</text:span></text:span></text:p>
      <text:p text:style-name="P15"><text:soft-page-break/></text:p>
      <text:p text:style-name="P2"><text:span text:style-name="MathematicaFormatStandardForm"><text:span text:style-name="T18">w</text:span></text:span><text:span text:style-name="MathematicaFormatStandardForm"><text:span text:style-name="T21">hich lets us express, for example, the Dirichlet Divisor function</text:span></text:span><text:span text:style-name="MathematicaFormatStandardForm"><text:span text:style-name="T5"><draw:frame draw:style-name="fr1" draw:name="Object759" text:anchor-type="as-char" svg:y="-0.1244in" svg:width="0.3835in" svg:height="0.15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MathematicaFormatStandardForm"><text:span text:style-name="T21">or the Mertens function</text:span></text:span><text:span text:style-name="MathematicaFormatStandardForm"><text:span text:style-name="T5"><draw:frame draw:style-name="fr1" draw:name="Object760" text:anchor-type="as-char" svg:y="-0.1244in" svg:width="0.4154in" svg:height="0.15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MathematicaFormatStandardForm"><text:span text:style-name="T21">as sums of the Riemann Prime Counting function</text:span></text:span><text:span text:style-name="MathematicaFormatStandardForm"><text:span text:style-name="T5"><draw:frame draw:style-name="fr1" draw:name="Object761" text:anchor-type="as-char" svg:y="-0.1244in" svg:width="0.3811in" svg:height="0.15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MathematicaFormatStandardForm"><text:span text:style-name="T21">in a fashion similar to (2.7)</text:span></text:span><text:span text:style-name="MathematicaFormatStandardForm"><text:span text:style-name="T22"> if you keep in mind that</text:span></text:span></text:p>
      <text:p text:style-name="P2"><text:span text:style-name="MathematicaFormatStandardForm"><text:span text:style-name="T22"/></text:span></text:p>
      <text:p text:style-name="P3"><text:span text:style-name="MathematicaFormatStandardForm"><text:span text:style-name="T5"><draw:frame draw:style-name="fr1" draw:name="Object766" text:anchor-type="as-char" svg:y="-0.2043in" svg:width="2.3862in" svg:height="0.3445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2"><text:span text:style-name="MathematicaFormatStandardForm"><text:span text:style-name="T5"/></text:span></text:p>
      <text:p text:style-name="P3"><text:span text:style-name="MathematicaFormatStandardForm"><text:span text:style-name="T5"><draw:frame draw:style-name="fr1" draw:name="Object767" text:anchor-type="as-char" svg:y="-0.2043in" svg:width="2.6311in" svg:height="0.3445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3"><text:span text:style-name="MathematicaFormatStandardForm"><text:span text:style-name="T5"/></text:span></text:p>
      <text:p text:style-name="P2"><text:span text:style-name="MathematicaFormatStandardForm"><text:span text:style-name="T22">and so on.</text:span></text:span></text:p>
      <text:p text:style-name="P2"><text:span text:style-name="MathematicaFormatStandardForm"><text:span text:style-name="T33"/></text:span></text:p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" text:anchor-type="as-char" svg:y="-0.1437in" svg:width="0.7965in" svg:height="0.1945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6"/>
      <text:p text:style-name="P16"/>
      <text:p text:style-name="P18">Specify symbols to be used next here:</text:p>
      <text:p text:style-name="P16"/>
      <text:p text:style-name="P5"><text:span text:style-name="MathematicaFormatStandardForm"><text:span text:style-name="T4"><draw:frame draw:style-name="fr3" draw:name="Object807" text:anchor-type="as-char" svg:y="-0.1437in" svg:width="2.2272in" svg:height="0.2839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<draw:frame draw:style-name="fr3" draw:name="Object811" text:anchor-type="as-char" svg:y="-0.1437in" svg:width="2.972in" svg:height="0.2839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5"/>
      <text:p text:style-name="P5"><text:span text:style-name="MathematicaFormatStandardForm"><text:span text:style-name="T4"><draw:frame draw:style-name="fr3" draw:name="Object814" text:anchor-type="as-char" svg:y="-0.1437in" svg:width="1.478in" svg:height="0.2839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5"/>
      <text:p text:style-name="P5"><text:span text:style-name="MathematicaFormatStandardForm"><text:span text:style-name="T4"><draw:frame draw:style-name="fr3" draw:name="Object813" text:anchor-type="as-char" svg:y="-0.1437in" svg:width="2.3618in" svg:height="0.2839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6"/>
      <text:p text:style-name="P20"><text:span text:style-name="aaMathematica">G</text:span></text:p>
      <text:p text:style-name="P16"/>
      <text:p text:style-name="P16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2" text:anchor-type="as-char" svg:y="-0.1437in" svg:width="0.7965in" svg:height="0.1945in" draw:z-index="6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6"/>
      <text:p text:style-name="P16"/>
      <text:p text:style-name="P25"><text:span text:style-name="MathematicaFormatStandardForm"><text:span text:style-name="T4"><draw:frame draw:style-name="fr3" draw:name="Object20" text:anchor-type="as-char" svg:y="-0.1437in" svg:width="2.3547in" svg:height="0.1945in" draw:z-index="8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480" text:anchor-type="as-char" svg:y="-0.1244in" svg:width="0.5346in" svg:height="0.1591in" draw:z-index="3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23"/></text:span></text:p>
      <text:p text:style-name="P5"><text:span text:style-name="MathematicaFormatStandardForm"><text:span text:style-name="T4"><draw:frame draw:style-name="fr3" draw:name="Object636" text:anchor-type="as-char" svg:y="-0.1437in" svg:width="2.0898in" svg:height="0.1783in" draw:z-index="34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38">(Zeta[s]-1)^a (Zeta[s]-1)^k</text:span></text:span></text:p>
      <text:p text:style-name="P5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5"/>
      <text:p text:style-name="P5"><text:span text:style-name="MathematicaFormatStandardForm"><text:span text:style-name="T4"><draw:frame draw:style-name="fr3" draw:name="Object429" text:anchor-type="as-char" svg:y="-0.1437in" svg:width="2.0583in" svg:height="0.1945in" draw:z-index="35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3" text:anchor-type="as-char" svg:y="-0.1437in" svg:width="0.7965in" svg:height="0.1945in" draw:z-index="6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16"><text:span text:style-name="MathematicaFormatStandardForm"><text:span text:style-name="T62"/></text:span></text:p>
      <text:p text:style-name="P6"><text:soft-page-break/><text:span text:style-name="MathematicaFormatStandardForm"><text:span text:style-name="T17"/></text:span></text:p>
      <text:p text:style-name="P25"><text:span text:style-name="MathematicaFormatStandardForm"><text:span text:style-name="T4"><draw:frame draw:style-name="fr3" draw:name="Object21" text:anchor-type="as-char" svg:y="-0.1437in" svg:width="2.0992in" svg:height="0.2839in" draw:z-index="8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481" text:anchor-type="as-char" svg:y="-0.1244in" svg:width="0.5346in" svg:height="0.1591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<draw:frame draw:style-name="fr3" draw:name="Object663" text:anchor-type="as-char" svg:y="-0.1437in" svg:width="1.8283in" svg:height="0.2839in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1"><text:span text:style-name="aaMathematica"><text:span text:style-name="T57">((1/(Zeta[s])-1)-FullSimplify[Sum[ (-1)^k (Zeta[s]-1)^k,</text:span></text:span><text:span text:style-name="aaMathematica">{k,1,Infinity}]])</text:span></text:p>
      <text:p text:style-name="P5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5"/>
      <text:p text:style-name="P5"><text:span text:style-name="MathematicaFormatStandardForm"><text:span text:style-name="T4"><draw:frame draw:style-name="fr3" draw:name="Object81" text:anchor-type="as-char" svg:y="-0.1437in" svg:width="1.8016in" svg:height="0.2839in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4" text:anchor-type="as-char" svg:y="-0.1437in" svg:width="0.7965in" svg:height="0.1945in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16"/>
      <text:p text:style-name="P5"><text:span text:style-name="MathematicaFormatStandardForm"><text:span text:style-name="T24"/></text:span></text:p>
      <text:p text:style-name="P25"><text:span text:style-name="MathematicaFormatStandardForm"><text:span text:style-name="T4"><draw:frame draw:style-name="fr3" draw:name="Object22" text:anchor-type="as-char" svg:y="-0.3571in" svg:width="1.6154in" svg:height="0.6862in" draw:z-index="87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482" text:anchor-type="as-char" svg:y="-0.1244in" svg:width="0.5346in" svg:height="0.1591in" draw:z-index="3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2"><text:span text:style-name="MathematicaFormatStandardForm"><text:span text:style-name="T13"/></text:span></text:p>
      <text:p text:style-name="P5"><text:span text:style-name="MathematicaFormatStandardForm"><text:span text:style-name="T4"><draw:frame draw:style-name="fr3" draw:name="Object665" text:anchor-type="as-char" svg:y="-0.3492in" svg:width="1.4811in" svg:height="0.6535in" draw:z-index="4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38">Sum[ (-1)^j (Zeta[s]-1)^(j+k),</text:span></text:span><text:span text:style-name="aaMathematica">{j,0,Infinity}]</text:span></text:p>
      <text:p text:style-name="P7"><text:span text:style-name="Mathematica"><text:span text:style-name="T38"/></text:span></text:p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7"/>
      <text:p text:style-name="P26"><text:span text:style-name="MathematicaFormatStandardForm"><text:span text:style-name="T4"><draw:frame draw:style-name="fr3" draw:name="Object25" text:anchor-type="as-char" svg:y="-0.3571in" svg:width="1.3799in" svg:height="0.6862in" draw:z-index="90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5" text:anchor-type="as-char" svg:y="-0.1437in" svg:width="0.7965in" svg:height="0.1945in" draw:z-index="70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6"><text:span text:style-name="Mathematica"><text:span text:style-name="T62"/></text:span></text:p>
      <text:p text:style-name="P7"><text:span text:style-name="Mathematica"><text:span text:style-name="T38"/></text:span></text:p>
      <text:p text:style-name="P26"><text:span text:style-name="MathematicaFormatStandardForm"><text:span text:style-name="T4"><draw:frame draw:style-name="fr3" draw:name="Object23" text:anchor-type="as-char" svg:y="-0.1437in" svg:width="3.3063in" svg:height="0.1945in" draw:z-index="88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23" text:anchor-type="as-char" svg:y="-0.1244in" svg:width="0.5346in" svg:height="0.1591in" draw:z-index="4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<draw:frame draw:style-name="fr3" draw:name="Object671" text:anchor-type="as-char" svg:y="-0.1437in" svg:width="3.0807in" svg:height="0.1783in" draw:z-index="4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22"><text:span text:style-name="MathematicaFormatStandardForm"><text:span text:style-name="T4"/></text:span></text:p>
      <text:p text:style-name="P21"><text:soft-page-break/><text:span text:style-name="aaMathematica"><text:span text:style-name="T38">FullSimplify[-(Zeta[s]^-1 - 1 )( (Zeta[s]-1)^k + (Zeta[s]-1)^(k-1) )]</text:span></text:span></text:p>
      <text:p text:style-name="P5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5"><text:span text:style-name="MathematicaFormatStandardForm"><text:span text:style-name="T4"/></text:span></text:p>
      <text:p text:style-name="P26"><text:span text:style-name="MathematicaFormatStandardForm"><text:span text:style-name="T4"><draw:frame draw:style-name="fr3" draw:name="Object24" text:anchor-type="as-char" svg:y="-0.1437in" svg:width="2.7102in" svg:height="0.1945in" draw:z-index="89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6" text:anchor-type="as-char" svg:y="-0.1437in" svg:width="0.7965in" svg:height="0.1945in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6"/>
      <text:p text:style-name="P5"><text:span text:style-name="MathematicaFormatStandardForm"><text:span text:style-name="T4"/></text:span></text:p>
      <text:p text:style-name="P27"><text:span text:style-name="MathematicaFormatStandardForm"><text:span text:style-name="T4"><draw:frame draw:style-name="fr3" draw:name="Object26" text:anchor-type="as-char" svg:y="-0.228in" svg:width="2.861in" svg:height="0.3689in" draw:z-index="91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24" text:anchor-type="as-char" svg:y="-0.1244in" svg:width="0.5346in" svg:height="0.1591in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<draw:frame draw:style-name="fr3" draw:name="Object673" text:anchor-type="as-char" svg:y="-0.228in" svg:width="2.5984in" svg:height="0.3689in" draw:z-index="44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38">Sum[ (-1)^(k+1)/k (Zeta[s]-1)^(k+a),</text:span></text:span><text:span text:style-name="aaMathematica">{k,1,Infinity}]</text:span></text:p>
      <text:p text:style-name="P7"><text:span text:style-name="Mathematica"><text:span text:style-name="T38"/></text:span></text:p>
      <text:p text:style-name="P7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27"><text:span text:style-name="MathematicaFormatStandardForm"><text:span text:style-name="T4"><draw:frame draw:style-name="fr3" draw:name="Object27" text:anchor-type="as-char" svg:y="-0.228in" svg:width="2.4146in" svg:height="0.3689in" draw:z-index="92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7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7" text:anchor-type="as-char" svg:y="-0.1437in" svg:width="0.7965in" svg:height="0.1945in" draw:z-index="72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16"/>
      <text:p text:style-name="P7"><text:span text:style-name="Mathematica"><text:span text:style-name="T38"/></text:span></text:p>
      <text:p text:style-name="P7"><text:span text:style-name="Mathematica"><text:span text:style-name="T38"/></text:span></text:p>
      <text:p text:style-name="P27"><text:span text:style-name="MathematicaFormatStandardForm"><text:span text:style-name="T4"><draw:frame draw:style-name="fr3" draw:name="Object28" text:anchor-type="as-char" svg:y="-0.2043in" svg:width="3.9354in" svg:height="0.348in" draw:z-index="93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5"><text:span text:style-name="MathematicaFormatStandardForm"><text:span text:style-name="T4"><draw:frame draw:style-name="fr3" draw:name="Object802" text:anchor-type="as-char" svg:y="-0.2043in" svg:width="3.6752in" svg:height="0.348in" draw:z-index="45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2"><text:span text:style-name="MathematicaFormatStandardForm"><text:span text:style-name="T17"/></text:span></text:p>
      <text:p text:style-name="P27"><text:span text:style-name="MathematicaFormatStandardForm"><text:span text:style-name="T4"><draw:frame draw:style-name="fr3" draw:name="Object29" text:anchor-type="as-char" svg:y="-0.2043in" svg:width="3.489in" svg:height="0.348in" draw:z-index="94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8" text:anchor-type="as-char" svg:y="-0.1437in" svg:width="0.7965in" svg:height="0.1945in" draw:z-index="7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16"/>
      <text:p text:style-name="P5"><text:span text:style-name="MathematicaFormatStandardForm"><text:span text:style-name="T4"/></text:span></text:p>
      <text:p text:style-name="P5"><text:span text:style-name="MathematicaFormatStandardForm"><text:span text:style-name="T23">(There are some other ideas from 9-G that are worth keeping)</text:span></text:span></text:p>
      <text:p text:style-name="P5"><text:span text:style-name="MathematicaFormatStandardForm"><text:span text:style-name="T23"/></text:span></text:p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9" text:anchor-type="as-char" svg:y="-0.1437in" svg:width="0.7965in" svg:height="0.1945in" draw:z-index="7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16"><text:soft-page-break/><text:span text:style-name="MathematicaFormatStandardForm"><text:span text:style-name="T62"/></text:span></text:p>
      <text:p text:style-name="P5"><text:span text:style-name="MathematicaFormatStandardForm"><text:span text:style-name="T23"/></text:span></text:p>
      <text:p text:style-name="P28"><text:span text:style-name="MathematicaFormatStandardForm"><text:span text:style-name="T4"><draw:frame draw:style-name="fr3" draw:name="Object30" text:anchor-type="as-char" svg:y="-0.1437in" svg:width="3.5126in" svg:height="0.1945in" draw:z-index="9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25" text:anchor-type="as-char" svg:y="-0.1244in" svg:width="0.5346in" svg:height="0.1591in" draw:z-index="4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<draw:frame draw:style-name="fr3" draw:name="Object688" text:anchor-type="as-char" svg:y="-0.1437in" svg:width="3.2937in" svg:height="0.1783in" draw:z-index="4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38">FullSimplify[(Zeta[s]-1)( -(Zeta[s]^-1-1)^(k-1)-(Zeta[s]^-1-1)^k)]</text:span></text:span></text:p>
      <text:p text:style-name="P7"><text:span text:style-name="Mathematica"><text:span text:style-name="T38"/></text:span></text:p>
      <text:p text:style-name="P7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7"><text:span text:style-name="Mathematica"><text:span text:style-name="T38"/></text:span></text:p>
      <text:p text:style-name="P28"><text:span text:style-name="MathematicaFormatStandardForm"><text:span text:style-name="T4"><draw:frame draw:style-name="fr3" draw:name="Object31" text:anchor-type="as-char" svg:y="-0.1437in" svg:width="2.9173in" svg:height="0.1945in" draw:z-index="9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7"><text:span text:style-name="Mathematica"><text:span text:style-name="T38"/></text:span></text:p>
      <text:p text:style-name="P17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0" text:anchor-type="as-char" svg:y="-0.1437in" svg:width="0.7965in" svg:height="0.1945in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16"/>
      <text:p text:style-name="P7"><text:span text:style-name="Mathematica"><text:span text:style-name="T38"/></text:span></text:p>
      <text:p text:style-name="P28"><text:span text:style-name="MathematicaFormatStandardForm"><text:span text:style-name="T4"><draw:frame draw:style-name="fr3" draw:name="Object32" text:anchor-type="as-char" svg:y="-0.1827in" svg:width="3.0075in" svg:height="0.3228in" draw:z-index="9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26" text:anchor-type="as-char" svg:y="-0.1244in" svg:width="0.5346in" svg:height="0.1591in" draw:z-index="48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<draw:frame draw:style-name="fr3" draw:name="Object697" text:anchor-type="as-char" svg:y="-0.1827in" svg:width="2.7409in" svg:height="0.3228in" draw:z-index="49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23"/></text:span></text:p>
      <text:p text:style-name="P21"><text:span text:style-name="aaMathematica"><text:span text:style-name="T58">FullSimplify[Sum[ (-1)^(k+j) Binomial[ k+j-1, k-1] (Zeta[s]-1)^(k+j),</text:span></text:span><text:span text:style-name="aaMathematica">{j,0, Infinity}]]</text:span></text:p>
      <text:p text:style-name="P7"/>
      <text:p text:style-name="P7"><text:span text:style-name="Mathematica"><text:span text:style-name="T58"/></text:span></text:p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7"/>
      <text:p text:style-name="P28"><text:span text:style-name="MathematicaFormatStandardForm"><text:span text:style-name="T4"><draw:frame draw:style-name="fr3" draw:name="Object33" text:anchor-type="as-char" svg:y="-0.1827in" svg:width="2.7102in" svg:height="0.3228in" draw:z-index="9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7"><text:span text:style-name="Mathematica"><text:span text:style-name="T58"/></text:span></text:p>
      <text:p text:style-name="P7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1" text:anchor-type="as-char" svg:y="-0.1437in" svg:width="0.7965in" svg:height="0.1945in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16"><text:span text:style-name="Mathematica"><text:span text:style-name="T62"/></text:span></text:p>
      <text:p text:style-name="P29"><text:span text:style-name="MathematicaFormatStandardForm"><text:span text:style-name="T4"><draw:frame draw:style-name="fr3" draw:name="Object34" text:anchor-type="as-char" svg:y="-0.1827in" svg:width="3.0075in" svg:height="0.3228in" draw:z-index="99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27" text:anchor-type="as-char" svg:y="-0.1244in" svg:width="0.5346in" svg:height="0.1591in" draw:z-index="50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<draw:frame draw:style-name="fr3" draw:name="Object699" text:anchor-type="as-char" svg:y="-0.1827in" svg:width="2.7409in" svg:height="0.3228in" draw:z-index="51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58">FullSimplify[Sum[ (-1)^(k+j) Binomial[ k+j-1, k-1] (Zeta[s]</text:span></text:span><text:span text:style-name="aaMathematica"><text:span text:style-name="T59">^-1</text:span></text:span><text:span text:style-name="aaMathematica"><text:span text:style-name="T58">-1)^(k+j),</text:span></text:span><text:span text:style-name="aaMathematica">{j,0, Infinity}]]</text:span></text:p>
      <text:p text:style-name="P23"/>
      <text:p text:style-name="P23"><text:span text:style-name="Mathematica"/></text:p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23"><text:soft-page-break/><text:span text:style-name="Mathematica"/></text:p>
      <text:p text:style-name="P29"><text:span text:style-name="MathematicaFormatStandardForm"><text:span text:style-name="T4"><draw:frame draw:style-name="fr3" draw:name="Object35" text:anchor-type="as-char" svg:y="-0.1827in" svg:width="2.7102in" svg:height="0.3228in" draw:z-index="100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23"><text:span text:style-name="Mathematica"/></text:p>
      <text:p text:style-name="P23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2" text:anchor-type="as-char" svg:y="-0.1437in" svg:width="0.7965in" svg:height="0.1945in" draw:z-index="77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16"><text:span text:style-name="Mathematica"><text:span text:style-name="T62"/></text:span></text:p>
      <text:p text:style-name="P29"><text:span text:style-name="MathematicaFormatStandardForm"><text:span text:style-name="T4"><draw:frame draw:style-name="fr3" draw:name="Object36" text:anchor-type="as-char" svg:y="-0.228in" svg:width="2.1398in" svg:height="0.3689in" draw:z-index="101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28" text:anchor-type="as-char" svg:y="-0.1244in" svg:width="0.5346in" svg:height="0.1591in" draw:z-index="52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<draw:frame draw:style-name="fr3" draw:name="Object701" text:anchor-type="as-char" svg:y="-0.228in" svg:width="1.8898in" svg:height="0.3689in" draw:z-index="53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38">FullSimplify[Sum[(-1)^(k)/k (Zeta[s]^-1-1)^(k),</text:span></text:span><text:span text:style-name="aaMathematica">{k,1,Infinity}]]</text:span></text:p>
      <text:p text:style-name="P7"><text:span text:style-name="Mathematica"><text:span text:style-name="T38"/></text:span></text:p>
      <text:p text:style-name="P2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7"/>
      <text:p text:style-name="P29"><text:span text:style-name="MathematicaFormatStandardForm"><text:span text:style-name="T4"><draw:frame draw:style-name="fr3" draw:name="Object37" text:anchor-type="as-char" svg:y="-0.228in" svg:width="1.8417in" svg:height="0.3689in" draw:z-index="102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7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3" text:anchor-type="as-char" svg:y="-0.1437in" svg:width="0.7965in" svg:height="0.1945in" draw:z-index="78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16"/>
      <text:p text:style-name="P7"><text:span text:style-name="Mathematica"><text:span text:style-name="T38"/></text:span></text:p>
      <text:p text:style-name="P5"><text:span text:style-name="MathematicaFormatStandardForm"><text:span text:style-name="T23">(There are some other ideas from </text:span></text:span><text:span text:style-name="MathematicaFormatStandardForm"><text:span text:style-name="T25">10</text:span></text:span><text:span text:style-name="MathematicaFormatStandardForm"><text:span text:style-name="T23">-G that are worthy keeping)</text:span></text:span></text:p>
      <text:p text:style-name="P7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4" text:anchor-type="as-char" svg:y="-0.1437in" svg:width="0.7965in" svg:height="0.1945in" draw:z-index="79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16"/>
      <text:p text:style-name="P7"><text:span text:style-name="Mathematica"><text:span text:style-name="T38"/></text:span></text:p>
      <text:p text:style-name="P30"><text:span text:style-name="MathematicaFormatStandardForm"><text:span text:style-name="T4"><draw:frame draw:style-name="fr3" draw:name="Object38" text:anchor-type="as-char" svg:y="-0.2339in" svg:width="3.1673in" svg:height="0.3752in" draw:z-index="103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29" text:anchor-type="as-char" svg:y="-0.1244in" svg:width="0.5346in" svg:height="0.1591in" draw:z-index="54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25"/></text:span></text:p>
      <text:p text:style-name="P5"><text:span text:style-name="MathematicaFormatStandardForm"><text:span text:style-name="T4"><draw:frame draw:style-name="fr3" draw:name="Object703" text:anchor-type="as-char" svg:y="-0.2339in" svg:width="2.9173in" svg:height="0.3752in" draw:z-index="55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38">Sum[ (-1)^a Binomial[a,b] (Zeta[s]^-1 -1)^a (Zeta[s]-1)^(k-b),</text:span></text:span><text:span text:style-name="aaMathematica">{b,0,a}]</text:span></text:p>
      <text:p text:style-name="P7"><text:span text:style-name="Mathematica"><text:span text:style-name="T38"/></text:span></text:p>
      <text:p text:style-name="P7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2"><text:span text:style-name="MathematicaFormatStandardForm"><text:span text:style-name="T17"/></text:span></text:p>
      <text:p text:style-name="P30"><text:span text:style-name="MathematicaFormatStandardForm"><text:span text:style-name="T4"><draw:frame draw:style-name="fr3" draw:name="Object39" text:anchor-type="as-char" svg:y="-0.2339in" svg:width="2.7209in" svg:height="0.3752in" draw:z-index="104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7"><text:span text:style-name="Mathematica"><text:span text:style-name="T38"/></text:span></text:p>
      <text:p text:style-name="P16"><text:soft-page-break/></text:p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5" text:anchor-type="as-char" svg:y="-0.1437in" svg:width="0.7965in" svg:height="0.1945in" draw:z-index="8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16"/>
      <text:p text:style-name="P7"><text:span text:style-name="Mathematica"><text:span text:style-name="T38"/></text:span></text:p>
      <text:p text:style-name="P31"><text:span text:style-name="MathematicaFormatStandardForm"><text:span text:style-name="T4"><draw:frame draw:style-name="fr3" draw:name="Object40" text:anchor-type="as-char" svg:y="-0.2339in" svg:width="3.2693in" svg:height="0.3752in" draw:z-index="105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30" text:anchor-type="as-char" svg:y="-0.1244in" svg:width="0.5346in" svg:height="0.1591in" draw:z-index="56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25"/></text:span></text:p>
      <text:p text:style-name="P5"><text:span text:style-name="MathematicaFormatStandardForm"><text:span text:style-name="T4"><draw:frame draw:style-name="fr3" draw:name="Object705" text:anchor-type="as-char" svg:y="-0.2339in" svg:width="3.0193in" svg:height="0.3752in" draw:z-index="57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38">Sum[ (-1)^a Binomial[a,b] (Zeta[s]^-1 -1)^a (Zeta[s]-1)^(k-b),</text:span></text:span><text:span text:style-name="aaMathematica">{b,0,a}]</text:span></text:p>
      <text:p text:style-name="P23"><text:span text:style-name="Mathematica"/></text:p>
      <text:p text:style-name="P23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23"><text:span text:style-name="Mathematica"/></text:p>
      <text:p text:style-name="P31"><text:span text:style-name="MathematicaFormatStandardForm"><text:span text:style-name="T4"><draw:frame draw:style-name="fr3" draw:name="Object41" text:anchor-type="as-char" svg:y="-0.2339in" svg:width="2.8228in" svg:height="0.3752in" draw:z-index="106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23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6" text:anchor-type="as-char" svg:y="-0.1437in" svg:width="0.7965in" svg:height="0.1945in" draw:z-index="81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16"><text:span text:style-name="Mathematica"><text:span text:style-name="T62"/></text:span></text:p>
      <text:p text:style-name="P23"><text:span text:style-name="Mathematica"/></text:p>
      <text:p text:style-name="P23"><text:span text:style-name="Mathematica"/></text:p>
      <text:p text:style-name="P32"><text:span text:style-name="MathematicaFormatStandardForm"><text:span text:style-name="T4"><draw:frame draw:style-name="fr3" draw:name="Object42" text:anchor-type="as-char" svg:y="-0.228in" svg:width="3.0252in" svg:height="0.3689in" draw:z-index="107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31" text:anchor-type="as-char" svg:y="-0.1244in" svg:width="0.5346in" svg:height="0.1591in" draw:z-index="58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5"><text:span text:style-name="MathematicaFormatStandardForm"><text:span text:style-name="T26"/></text:span></text:p>
      <text:p text:style-name="P5"><text:span text:style-name="MathematicaFormatStandardForm"><text:span text:style-name="T4"><draw:frame draw:style-name="fr3" draw:name="Object707" text:anchor-type="as-char" svg:y="-0.228in" svg:width="2.7453in" svg:height="0.3689in" draw:z-index="59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5"><text:span text:style-name="MathematicaFormatStandardForm"><text:span text:style-name="T4"/></text:span></text:p>
      <text:p text:style-name="P21"><text:span text:style-name="aaMathematica"><text:span text:style-name="T38">Sum[ (-1)^(k+1)/k (Zeta[s]-1)^k Log[ Zeta[s]]^(a-1),</text:span></text:span><text:span text:style-name="aaMathematica">{k,1,Infinity}]</text:span></text:p>
      <text:p text:style-name="P7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7"><text:span text:style-name="Mathematica"><text:span text:style-name="T38"/></text:span></text:p>
      <text:p text:style-name="P32"><text:span text:style-name="MathematicaFormatStandardForm"><text:span text:style-name="T4"><draw:frame draw:style-name="fr3" draw:name="Object43" text:anchor-type="as-char" svg:y="-0.228in" svg:width="2.5783in" svg:height="0.3689in" draw:z-index="108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0"><text:span text:style-name="MathematicaFormatStandardForm"><text:span text:style-name="T35"/></text:span></text:p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7" text:anchor-type="as-char" svg:y="-0.1437in" svg:width="0.7965in" svg:height="0.1945in" draw:z-index="82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16"><text:span text:style-name="MathematicaFormatStandardForm"><text:span text:style-name="T62"/></text:span></text:p>
      <text:p text:style-name="P33"><text:span text:style-name="MathematicaFormatStandardForm"><text:span text:style-name="T4"><draw:frame draw:style-name="fr3" draw:name="Object44" text:anchor-type="as-char" svg:y="-0.2252in" svg:width="2.6382in" svg:height="0.3839in" draw:z-index="109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0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32" text:anchor-type="as-char" svg:y="-0.1244in" svg:width="0.5346in" svg:height="0.1591in" draw:z-index="60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10"><text:span text:style-name="MathematicaFormatStandardForm"><text:span text:style-name="T27"/></text:span></text:p>
      <text:p text:style-name="P10"><text:soft-page-break/><text:span text:style-name="MathematicaFormatStandardForm"><text:span text:style-name="T4"><draw:frame draw:style-name="fr3" draw:name="Object709" text:anchor-type="as-char" svg:y="-0.2252in" svg:width="2.3681in" svg:height="0.3689in" draw:z-index="61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0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10"/>
      <text:p text:style-name="P33"><text:span text:style-name="MathematicaFormatStandardForm"><text:span text:style-name="T4"><draw:frame draw:style-name="fr3" draw:name="Object45" text:anchor-type="as-char" svg:y="-0.2252in" svg:width="2.1917in" svg:height="0.3839in" draw:z-index="110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0"/>
      <text:p text:style-name="P10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8" text:anchor-type="as-char" svg:y="-0.1437in" svg:width="0.7965in" svg:height="0.1945in" draw:z-index="83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16"><text:span text:style-name="MathematicaFormatStandardForm"><text:span text:style-name="T62"/></text:span></text:p>
      <text:p text:style-name="P10"><text:span text:style-name="MathematicaFormatStandardForm"><text:span text:style-name="T4"/></text:span></text:p>
      <text:p text:style-name="P34"><text:span text:style-name="MathematicaFormatStandardForm"><text:span text:style-name="T4"><draw:frame draw:style-name="fr3" draw:name="Object46" text:anchor-type="as-char" svg:y="-0.2252in" svg:width="3.1673in" svg:height="0.3839in" draw:z-index="111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0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33" text:anchor-type="as-char" svg:y="-0.1244in" svg:width="0.5346in" svg:height="0.1591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10"><text:span text:style-name="MathematicaFormatStandardForm"><text:span text:style-name="T4"/></text:span></text:p>
      <text:p text:style-name="P10"><text:span text:style-name="MathematicaFormatStandardForm"><text:span text:style-name="T4"><draw:frame draw:style-name="fr3" draw:name="Object711" text:anchor-type="as-char" svg:y="-0.2252in" svg:width="2.9008in" svg:height="0.3689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0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10"/>
      <text:p text:style-name="P34"><text:span text:style-name="MathematicaFormatStandardForm"><text:span text:style-name="T4"><draw:frame draw:style-name="fr3" draw:name="Object47" text:anchor-type="as-char" svg:y="-0.2252in" svg:width="2.8693in" svg:height="0.3839in" draw:z-index="112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0"/>
      <text:p text:style-name="P16"/>
      <text:p text:style-name="P24"><text:span text:style-name="aaSubSection_20_Title"><text:span text:style-name="T36">4</text:span></text:span><text:span text:style-name="aaSubSection_20_Title">.</text:span><text:span text:style-name="aaSubSection_20_Title"><text:span text:style-name="T60">2</text:span></text:span><text:span text:style-name="aaSubSection_20_Title"> </text:span><text:span text:style-name="aaSubSection_20_Title"><text:span text:style-name="T37">Equations for</text:span></text:span><text:span text:style-name="aaSubSection_20_Title"><text:span text:style-name="T37"><draw:frame draw:style-name="fr1" draw:name="Object19" text:anchor-type="as-char" svg:y="-0.1437in" svg:width="0.7965in" svg:height="0.1945in" draw:z-index="84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<text:p text:style-name="P16"><text:span text:style-name="MathematicaFormatStandardForm"><text:span text:style-name="T62"/></text:span></text:p>
      <text:p text:style-name="P10"><text:span text:style-name="MathematicaFormatStandardForm"><text:span text:style-name="T4"/></text:span></text:p>
      <text:p text:style-name="P34"><text:span text:style-name="MathematicaFormatStandardForm"><text:span text:style-name="T4"><draw:frame draw:style-name="fr3" draw:name="Object48" text:anchor-type="as-char" svg:y="-0.202in" svg:width="4.2846in" svg:height="0.3618in" draw:z-index="113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"><text:span text:style-name="FormulaNumber"/></text:p>
      <text:p text:style-name="P10"/>
      <text:p text:style-name="P2"><text:span text:style-name="MathematicaFormatStandardForm"><text:span text:style-name="T12"><text:s/></text:span></text:span><text:span text:style-name="MathematicaFormatStandardForm"><text:span text:style-name="T13">The limit of this as </text:span></text:span><text:span text:style-name="MathematicaFormatStandardForm"><text:span text:style-name="T31">n</text:span></text:span><text:span text:style-name="MathematicaFormatStandardForm"><text:span text:style-name="T13"> approaches infinity, </text:span></text:span><text:span text:style-name="MathematicaFormatStandardForm"><text:span text:style-name="T14">if</text:span></text:span><text:span text:style-name="MathematicaFormatStandardForm"><text:span text:style-name="T15"><draw:frame draw:style-name="fr3" draw:name="Object534" text:anchor-type="as-char" svg:y="-0.1244in" svg:width="0.5346in" svg:height="0.1591in" draw:z-index="64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text:span text:style-name="MathematicaFormatStandardForm"><text:span text:style-name="T15">,</text:span></text:span><text:span text:style-name="MathematicaFormatStandardForm"><text:span text:style-name="T13"> is</text:span></text:span></text:p>
      <text:p text:style-name="P10"><text:span text:style-name="MathematicaFormatStandardForm"><text:span text:style-name="T28"/></text:span></text:p>
      <text:p text:style-name="P10"><text:span text:style-name="MathematicaFormatStandardForm"><text:span text:style-name="T4"><draw:frame draw:style-name="fr3" draw:name="Object625" text:anchor-type="as-char" svg:y="-0.202in" svg:width="4.0193in" svg:height="0.3457in" draw:z-index="65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1"><text:span text:style-name="FormulaNumber">(4.1.10)</text:span></text:p>
      <text:p text:style-name="P1"/>
      <text:p text:style-name="P2"><text:span text:style-name="MathematicaFormatStandardForm"><text:span text:style-name="T13">Th</text:span></text:span><text:span text:style-name="MathematicaFormatStandardForm"><text:span text:style-name="T17">is can be generalized as</text:span></text:span></text:p>
      <text:p text:style-name="P1"/>
      <text:p text:style-name="P34"><text:span text:style-name="MathematicaFormatStandardForm"><text:span text:style-name="T4"><draw:frame draw:style-name="fr3" draw:name="Object49" text:anchor-type="as-char" svg:y="-0.202in" svg:width="3.9866in" svg:height="0.3618in" draw:z-index="114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1"><text:span text:style-name="FormulaNumber">(4.1.1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adornments="Bold" style:font-family-generic="roman" style:font-pitch="variable"/>
    <style:font-face style:name="Pescadero" svg:font-family="Pescadero" style:font-adornments="Regula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ell Gothic Std Black" svg:font-family="'Bell Gothic Std Black'" style:font-adornments="Black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fo:padding="0.0201in" fo:border="0.06pt solid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FormulaNumber" style:family="text">
      <style:text-properties fo:color="#4c4c4c" style:font-name="Pescadero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1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" style:family="text" style:parent-style-name="MathematicaFormatStandardForm">
      <style:text-properties fo:color="#000000"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7pt" fo:letter-spacing="normal" fo:font-style="normal" fo:text-shadow="none" style:text-underline-style="none" fo:font-weight="900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24:23.220000000</meta:creation-date>
    <dc:date>2015-09-12T16:43:08.885000000</dc:date>
    <meta:editing-duration>PT46M44S</meta:editing-duration>
    <meta:editing-cycles>16</meta:editing-cycles>
    <meta:generator>LibreOffice/5.0.0.5$Windows_x86 LibreOffice_project/1b1a90865e348b492231e1c451437d7a15bb262b</meta:generator>
    <meta:document-statistic meta:table-count="0" meta:image-count="0" meta:object-count="115" meta:page-count="10" meta:paragraph-count="252" meta:word-count="920" meta:character-count="7610" meta:non-whitespace-character-count="6840"/>
  </office:meta>
</office:document-meta>
</file>

<file path=Object 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x</mi>
                        <mi>j</mi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j</mi>
            </msup>
          </mrow>
          <mo fence="true" stretchy="false">]</mo>
        </mrow>
        <mi>n</mi>
      </msub>
    </mrow>
    <annotation encoding="StarMath 5.0">[(%zeta(s)-1)^k]_n = sum from j = 0 to{infinity} (lim from {x rightarrow 0}{partial^j over {partial x^j}}(e^x - 1 )^k)[(log %zeta(s))^j]_n</annotation>
  </semantics>
</math>
</file>

<file path=Object 10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>f</mi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⋅</mo>
              <msup>
                <mrow>
                  <mo fence="true" stretchy="false">(</mo>
                  <mrow>
                    <mrow>
                      <mi>log</mi>
                      <mi>f</mi>
                    </mrow>
                  </mrow>
                  <mo fence="true" stretchy="false">)</mo>
                </mrow>
                <mrow>
                  <mi>a</mi>
                  <mo stretchy="false">−</mo>
                  <mn>1</mn>
                </mrow>
              </msup>
            </mrow>
          </mrow>
          <mo fence="true" stretchy="false">]</mo>
        </mrow>
        <mi>n</mi>
      </msub>
    </mrow>
    <annotation encoding="StarMath 5.0">[(log f)^a]_n = sum from k = 1 {(-1)^{k+1} over k}[(f-1)^k cdot (log f)^{a-1}]_n
</annotation>
  </semantics>
</math>
</file>

<file path=Object 10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10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b>
              <mi>B</mi>
              <mi>k</mi>
            </msub>
            <mrow>
              <mi>k</mi>
              <mi>!</mi>
            </mrow>
          </mfrac>
          <msub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i mathvariant="normal">ζ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⋅</mo>
                    <mrow>
                      <munder>
                        <mi>lim</mi>
                        <mrow>
                          <mi>z</mi>
                          <mo stretchy="false">→</mo>
                          <mn>0</mn>
                        </mrow>
                      </munder>
                      <mfrac>
                        <msup>
                          <mo stretchy="false">∂</mo>
                          <mi>k</mi>
                        </msup>
                        <mrow>
                          <mo stretchy="false">∂</mo>
                          <msup>
                            <mi>z</mi>
                            <mi>k</mi>
                          </msup>
                        </mrow>
                      </mfrac>
                    </mrow>
                  </mrow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n</mi>
          </msub>
        </mrow>
      </mrow>
    </mrow>
    <annotation encoding="StarMath 5.0">[log %zeta(s)]_n =  sum from k = 0 {{B_k over{k!}} [(%zeta(s)-1) cdot lim from {z rightarrow 0} {partial^k over {partial z^k}} %zeta(s)^{z}]_n}</annotation>
  </semantics>
</math>
</file>

<file path=Object 10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04/content.xml><?xml version="1.0" encoding="utf-8"?>
<math xmlns="http://www.w3.org/1998/Math/MathML">
  <semantics>
    <mrow>
      <mi>log</mi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frac>
                <msub>
                  <mi>B</mi>
                  <mi>k</mi>
                </msub>
                <mrow>
                  <mi>k</mi>
                  <mi>!</mi>
                </mrow>
              </mfrac>
            </mrow>
            <mrow>
              <mrow>
                <mo stretchy="false">(</mo>
                <mrow>
                  <mo stretchy="false">ζ</mo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z</mi>
                        <mi>k</mi>
                      </msup>
                    </mrow>
                  </mfrac>
                </mrow>
              </mrow>
            </mrow>
            <mo stretchy="false">ζ</mo>
            <msup>
              <mrow>
                <mo stretchy="false">(</mo>
                <mrow>
                  <mi>s</mi>
                </mrow>
                <mo stretchy="false">)</mo>
              </mrow>
              <mrow>
                <mi>z</mi>
              </mrow>
            </msup>
          </mrow>
        </mrow>
      </mrow>
    </mrow>
    <annotation encoding="StarMath 5.0">log %zeta(s) =  sum from k = 0 {{B_k over{k!}} (%zeta(s)-1) cdot lim from {z rightarrow 0} {partial^k over {partial z^k}} %zeta(s)^{z}}</annotation>
  </semantics>
</math>
</file>

<file path=Object 10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>f</mi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b>
              <mi>B</mi>
              <mi>k</mi>
            </msub>
            <mrow>
              <mi>k</mi>
              <mi>!</mi>
            </mrow>
          </mfrac>
          <msub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i>f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⋅</mo>
                    <mrow>
                      <munder>
                        <mi>lim</mi>
                        <mrow>
                          <mi>z</mi>
                          <mo stretchy="false">→</mo>
                          <mn>0</mn>
                        </mrow>
                      </munder>
                      <mfrac>
                        <msup>
                          <mo stretchy="false">∂</mo>
                          <mi>k</mi>
                        </msup>
                        <mrow>
                          <mo stretchy="false">∂</mo>
                          <msup>
                            <mi>z</mi>
                            <mi>k</mi>
                          </msup>
                        </mrow>
                      </mfrac>
                    </mrow>
                  </mrow>
                  <msup>
                    <mi>f</mi>
                    <mi>z</mi>
                  </msup>
                </mrow>
              </mrow>
              <mo fence="true" stretchy="false">]</mo>
            </mrow>
            <mi>n</mi>
          </msub>
        </mrow>
      </mrow>
    </mrow>
    <annotation encoding="StarMath 5.0">[log f]_n =  sum from k = 0 {{B_k over{k!}} [(f-1) cdot lim from {z rightarrow 0} {partial^k over {partial z^k}} f^{z}]_n}</annotation>
  </semantics>
</math>
</file>

<file path=Object 10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107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sup>
            <mo stretchy="false">∂</mo>
            <mi>a</mi>
          </msup>
          <mrow>
            <mo stretchy="false">∂</mo>
            <msup>
              <mi>z</mi>
              <mi>a</mi>
            </msup>
          </mrow>
        </mfrac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sub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row>
                        <munder>
                          <mi>lim</mi>
                          <mrow>
                            <mi>z</mi>
                            <mo stretchy="false">→</mo>
                            <mn>0</mn>
                          </mrow>
                        </munder>
                        <mfrac>
                          <msup>
                            <mo stretchy="false">∂</mo>
                            <mrow>
                              <mi>k</mi>
                              <mo stretchy="false">+</mo>
                              <mi>a</mi>
                              <mo stretchy="false">−</mo>
                              <mn>1</mn>
                            </mrow>
                          </msup>
                          <mrow>
                            <mo stretchy="false">∂</mo>
                            <msup>
                              <mi>z</mi>
                              <mrow>
                                <mi>k</mi>
                                <mo stretchy="false">+</mo>
                                <mi>a</mi>
                                <mo stretchy="false">−</mo>
                                <mn>1</mn>
                              </mrow>
                            </msup>
                          </mrow>
                        </mfrac>
                      </mrow>
                    </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</mrow>
        </mrow>
      </mrow>
    </mrow>
    <annotation encoding="StarMath 5.0">lim from {z rightarrow 0}{partial^{a} over {partial z^{a}}} [%zeta(s)^{z}]_n =  sum from k = 0 {{B_k over{k!}} [(%zeta(s)-1) cdot lim from {z rightarrow 0} {partial^{k+a-1} over {partial z^{k+a-1}}}%zeta(s)^{z}]_n}</annotation>
  </semantics>
</math>
</file>

<file path=Object 10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09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sup>
            <mo stretchy="false">∂</mo>
            <mi>a</mi>
          </msup>
          <mrow>
            <mo stretchy="false">∂</mo>
            <msup>
              <mi>z</mi>
              <mi>a</mi>
            </msup>
          </mrow>
        </mfrac>
      </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frac>
                  <msup>
                    <mo stretchy="false">∂</mo>
                    <mrow>
                      <mi>k</mi>
                      <mo stretchy="false">+</mo>
                      <mi>a</mi>
                      <mo stretchy="false">−</mo>
                      <mn>1</mn>
                    </mrow>
                  </msup>
                  <mrow>
                    <mo stretchy="false">∂</mo>
                    <msup>
                      <mi>z</mi>
                      <mrow>
                        <mi>k</mi>
                        <mo stretchy="false">+</mo>
                        <mi>a</mi>
                        <mo stretchy="false">−</mo>
                        <mn>1</mn>
                      </mrow>
                    </msup>
                  </mrow>
                </mfrac>
              </mrow>
            </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</mrow>
    </mrow>
    <annotation encoding="StarMath 5.0">lim from {z rightarrow 0}{partial^{a} over {partial z^{a}}}%zeta(s)^{z} =  sum from k = 0 {{B_k over{k!}} (%zeta(s)-1) cdot lim from {z rightarrow 0} {partial^{k+a-1} over {partial z^{k+a-1}}}%zeta(s)^{z}}</annotation>
  </semantics>
</math>
</file>

<file path=Object 1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1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sup>
            <mo stretchy="false">∂</mo>
            <mi>a</mi>
          </msup>
          <mrow>
            <mo stretchy="false">∂</mo>
            <msup>
              <mi>z</mi>
              <mi>a</mi>
            </msup>
          </mrow>
        </mfrac>
      </mrow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sub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row>
                        <munder>
                          <mi>lim</mi>
                          <mrow>
                            <mi>z</mi>
                            <mo stretchy="false">→</mo>
                            <mn>0</mn>
                          </mrow>
                        </munder>
                        <mfrac>
                          <msup>
                            <mo stretchy="false">∂</mo>
                            <mrow>
                              <mi>k</mi>
                              <mo stretchy="false">+</mo>
                              <mi>a</mi>
                              <mo stretchy="false">−</mo>
                              <mn>1</mn>
                            </mrow>
                          </msup>
                          <mrow>
                            <mo stretchy="false">∂</mo>
                            <msup>
                              <mi>z</mi>
                              <mrow>
                                <mi>k</mi>
                                <mo stretchy="false">+</mo>
                                <mi>a</mi>
                                <mo stretchy="false">−</mo>
                                <mn>1</mn>
                              </mrow>
                            </msup>
                          </mrow>
                        </mfrac>
                      </mrow>
                    </mrow>
                    <msup>
                      <mi>f</mi>
                      <mi>z</mi>
                    </msup>
                  </mrow>
                </mrow>
                <mo fence="true" stretchy="false">]</mo>
              </mrow>
              <mi>n</mi>
            </msub>
          </mrow>
        </mrow>
      </mrow>
    </mrow>
    <annotation encoding="StarMath 5.0">lim from {z rightarrow 0}{partial^{a} over {partial z^{a}}} [f^{z}]_n =  sum from k = 0 {{B_k over{k!}} [(%zeta(s)-1) cdot lim from {z rightarrow 0} {partial^{k+a-1} over {partial z^{k+a-1}}}f^{z}]_n}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row>
                        <mo fence="true" stretchy="false">(</mo>
                        <mrow>
                          <mrow>
                            <mi>log</mi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i mathvariant="normal">ζ</mi>
                                  </mrow>
                                  <mrow>
                                    <mo fence="true" stretchy="false">(</mo>
                                    <mrow>
                                      <mi>s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i>a</mi>
            </msup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row>
                  <mo fence="true" stretchy="false">(</mo>
                  <mrow>
                    <mrow>
                      <munder>
                        <mi>lim</mi>
                        <mrow>
                          <mi>x</mi>
                          <mo stretchy="false">→</mo>
                          <mn>0</mn>
                        </mrow>
                      </munder>
                      <mrow>
                        <mfrac>
                          <msup>
                            <mo stretchy="false">∂</mo>
                            <mi>k</mi>
                          </msup>
                          <mrow>
                            <mo stretchy="false">∂</mo>
                            <msup>
                              <mi>x</mi>
                              <mi>k</mi>
                            </msup>
                          </mrow>
                        </mfrac>
                        <msup>
                          <mrow>
                            <mo fence="true" stretchy="false">(</mo>
                            <mrow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log</mi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n>1</mn>
                                                <mo stretchy="false">+</mo>
                                                <mi>x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+</mo>
                                          <mn>1</mn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i>a</mi>
                        </msup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</mrow>
    </mrow>
    <annotation encoding="StarMath 5.0">[((log (1+%zeta(s)))^-1-1)^a]_n =  
sum from k = 0 [(lim from {x rightarrow 0}{partial^k over {partial x^k} (({log(1+x)+1})^-1-1)^a})(%zeta(s)-1)^k]_n</annotation>
  </semantics>
</math>
</file>

<file path=Object 11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1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i>log</mi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i mathvariant="normal">ζ</mi>
                              </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fence="true" stretchy="false">)</mo>
          </mrow>
          <mi>a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x</mi>
                        <mi>k</mi>
                      </msup>
                    </mrow>
                  </mfrac>
                  <msup>
                    <mrow>
                      <mo fence="true" stretchy="fals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log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n>1</mn>
                                          <mo stretchy="false">+</mo>
                                          <mi>x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i>a</mi>
                  </msup>
                </mrow>
              </mrow>
            </mrow>
            <mo fence="true" stretchy="false">)</mo>
          </mrow>
        </mrow>
      </mrow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i>k</mi>
      </msup>
    </mrow>
    <annotation encoding="StarMath 5.0">((log (1+%zeta(s)))^-1-1)^a =  
sum from k = 0 (lim from {x rightarrow 0}{partial^k over {partial x^k} (({log(1+x)+1})^-1-1)^a})(%zeta(s)-1)^k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row>
                        <mo fence="true" stretchy="false">(</mo>
                        <mrow>
                          <mrow>
                            <mi>log</mi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f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i>a</mi>
            </msup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row>
                  <mo fence="true" stretchy="false">(</mo>
                  <mrow>
                    <mrow>
                      <munder>
                        <mi>lim</mi>
                        <mrow>
                          <mi>x</mi>
                          <mo stretchy="false">→</mo>
                          <mn>0</mn>
                        </mrow>
                      </munder>
                      <mrow>
                        <mfrac>
                          <msup>
                            <mo stretchy="false">∂</mo>
                            <mi>k</mi>
                          </msup>
                          <mrow>
                            <mo stretchy="false">∂</mo>
                            <msup>
                              <mi>x</mi>
                              <mi>k</mi>
                            </msup>
                          </mrow>
                        </mfrac>
                        <msup>
                          <mrow>
                            <mo fence="true" stretchy="false">(</mo>
                            <mrow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log</mi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n>1</mn>
                                                <mo stretchy="false">+</mo>
                                                <mi>x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+</mo>
                                          <mn>1</mn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i>a</mi>
                        </msup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f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</mrow>
    </mrow>
    <annotation encoding="StarMath 5.0">[((log (1+f))^-1-1)^a]_n =  
sum from k = 0 [(lim from {x rightarrow 0}{partial^k over {partial x^k} (({log(1+x)+1})^-1-1)^a})(f-1)^k]_n</annotation>
  </semantics>
</math>
</file>

<file path=Object 12/content.xml><?xml version="1.0" encoding="utf-8"?>
<math xmlns="http://www.w3.org/1998/Math/MathML">
  <semantics>
    <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∞</mo>
            </mrow>
          </munderover>
          <mrow>
            <mo stretchy="false">(</mo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x</mi>
                        <mi>j</mi>
                      </msup>
                    </mrow>
                  </mfrac>
                </mrow>
              </mrow>
              <msup>
                <mrow>
                  <mo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n>1</mn>
                    </mrow>
                  </mrow>
                  <mo stretchy="false">)</mo>
                </mrow>
                <mi>k</mi>
              </msup>
            </mrow>
            <mo stretchy="false">)</mo>
          </mrow>
        </mrow>
      </mrow>
      <msup>
        <mrow>
          <mo stretchy="false">(</mo>
          <mrow>
            <mi>log</mi>
            <mo stretchy="false">ζ</mo>
            <mrow>
              <mo stretchy="false">(</mo>
              <mrow>
                <mi>s</mi>
              </mrow>
              <mo stretchy="false">)</mo>
            </mrow>
          </mrow>
          <mo stretchy="false">)</mo>
        </mrow>
        <mi>j</mi>
      </msup>
    </mrow>
    <annotation encoding="StarMath 5.0">(%zeta(s)-1)^k = sum from j = 0 to{infinity} (lim from {x rightarrow 0}{partial^j over {partial x^j}}(e^x - 1 )^k)(log %zeta(s))^j</annotation>
  </semantics>
</math>
</file>

<file path=Object 1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x</mi>
                        <mi>j</mi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>f</mi>
                  </mrow>
                </mrow>
                <mo fence="true" stretchy="false">)</mo>
              </mrow>
              <mi>j</mi>
            </msup>
          </mrow>
          <mo fence="true" stretchy="false">]</mo>
        </mrow>
        <mi>n</mi>
      </msub>
    </mrow>
    <annotation encoding="StarMath 5.0">[(f-1)^k]_n = sum from j = 0 to{infinity} (lim from {x rightarrow 0}{partial^j over {partial x^j}}(e^x - 1 )^k)[(log f)^j]_n</annotation>
  </semantics>
</math>
</file>

<file path=Object 1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15/content.xml><?xml version="1.0" encoding="utf-8"?>
<math xmlns="http://www.w3.org/1998/Math/MathML">
  <semantics>
    <mrow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i>k</mi>
        </mrow>
      </msup>
    </mrow>
    <annotation encoding="StarMath 5.0">[%zeta_n(s)-1]^{"*"k}</annotation>
  </semantics>
</math>
</file>

<file path=Object 1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m</mi>
              <mo stretchy="false">=</mo>
              <mn>0</mn>
            </mrow>
          </munder>
          <mfrac>
            <mn>1</mn>
            <mrow>
              <mi>m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frac>
                  <msup>
                    <mo stretchy="false">∂</mo>
                    <mi>m</mi>
                  </msup>
                  <mrow>
                    <mo stretchy="false">∂</mo>
                    <msup>
                      <mi>x</mi>
                      <mi>m</mi>
                    </msup>
                  </mrow>
                </mfrac>
                <mfrac>
                  <mi>x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sub>
          <mrow>
            <mo fence="true" stretchy="false">[</mo>
            <mrow>
              <mrow>
                <mrow>
                  <msup>
                    <mrow>
                      <mo fence="true" stretchy="false">(</mo>
                      <mrow>
                        <mrow>
                          <mi mathvariant="normal">ζ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  <mo stretchy="false">+</mo>
                      <mi>m</mi>
                    </mrow>
                  </msup>
                  <mo stretchy="false">⋅</mo>
                  <mi>log</mi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(%zeta(s)-1)^k]_n = 
sum from m = 0 {1 over {m!}}(lim from {x rightarrow 0}{partial^m over {partial x^m}x over {log (1+x)}})cdot [(%zeta(s )-1)^{k-1+m} cdot log %zeta(s)]_n</annotation>
  </semantics>
</math>
</file>

<file path=Object 1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m</mi>
              <mo stretchy="false">=</mo>
              <mn>0</mn>
            </mrow>
            <mi mathvariant="normal">∞</mi>
          </munderover>
          <mfrac>
            <mn>1</mn>
            <mrow>
              <mi>m</mi>
              <mi>!</mi>
            </mrow>
          </mfrac>
        </mrow>
      </mrow>
      <mrow>
        <mo fence="true" stretchy="false">(</mo>
        <mrow>
          <mrow>
            <munder>
              <mi>lim</mi>
              <mrow>
                <mi>x</mi>
                <mo stretchy="false">→</mo>
                <mn>0</mn>
              </mrow>
            </munder>
            <mrow>
              <mfrac>
                <msup>
                  <mo stretchy="false">∂</mo>
                  <mi>m</mi>
                </msup>
                <mrow>
                  <mo stretchy="false">∂</mo>
                  <msup>
                    <mi>x</mi>
                    <mi>m</mi>
                  </msup>
                </mrow>
              </mfrac>
              <mfrac>
                <mi>x</mi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</mrow>
              </mfrac>
            </mrow>
          </mrow>
        </mrow>
        <mo fence="true" stretchy="false">)</mo>
      </mrow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row>
          <mi>k</mi>
          <mo stretchy="false">−</mo>
          <mn>1</mn>
          <mo stretchy="false">+</mo>
          <mi>m</mi>
        </mrow>
      </msup>
      <mi>log</mi>
      <mi mathvariant="normal">ζ</mi>
      <mrow>
        <mo fence="true" stretchy="false">(</mo>
        <mrow>
          <mi>s</mi>
        </mrow>
        <mo fence="true" stretchy="false">)</mo>
      </mrow>
    </mrow>
    <annotation encoding="StarMath 5.0">(%zeta(s)-1)^k = 
sum from m = 0 to infinity {1 over {m!}}(lim from {x rightarrow 0}{partial^m over {partial x^m}x over {log (1+x)}})(%zeta(s)-1)^{k-1+m}log %zeta(s)</annotation>
  </semantics>
</math>
</file>

<file path=Object 1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m</mi>
              <mo stretchy="false">=</mo>
              <mn>0</mn>
            </mrow>
          </munder>
          <mfrac>
            <mn>1</mn>
            <mrow>
              <mi>m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frac>
                  <msup>
                    <mo stretchy="false">∂</mo>
                    <mi>m</mi>
                  </msup>
                  <mrow>
                    <mo stretchy="false">∂</mo>
                    <msup>
                      <mi>x</mi>
                      <mi>m</mi>
                    </msup>
                  </mrow>
                </mfrac>
                <mfrac>
                  <mi>x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sub>
          <mrow>
            <mo fence="true" stretchy="false">[</mo>
            <mrow>
              <mrow>
                <mrow>
                  <msup>
                    <mrow>
                      <mo fence="true" stretchy="false">(</mo>
                      <mrow>
                        <mrow>
                          <mi>f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  <mo stretchy="false">+</mo>
                      <mi>m</mi>
                    </mrow>
                  </msup>
                  <mo stretchy="false">⋅</mo>
                  <mi>log</mi>
                </mrow>
                <mi>f</mi>
              </mrow>
            </mrow>
            <mo fence="true" stretchy="false">]</mo>
          </mrow>
          <mi>n</mi>
        </msub>
      </mrow>
    </mrow>
    <annotation encoding="StarMath 5.0">[(f-1)^k]_n = 
sum from m = 0 {1 over {m!}}(lim from {x rightarrow 0}{partial^m over {partial x^m}x over {log (1+x)}})cdot [(f-1)^{k-1+m} cdot log f]_n</annotation>
  </semantics>
</math>
</file>

<file path=Object 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20/content.xml><?xml version="1.0" encoding="utf-8"?>
<math xmlns="http://www.w3.org/1998/Math/MathML" display="block">
  <semantics>
    <mrow>
      <mrow>
        <mi>n</mi>
        <mo stretchy="false">−</mo>
        <mn>1</mn>
      </mrow>
      <mo stretchy="false">=</mo>
      <mrow>
        <munder>
          <mo stretchy="false">∑</mo>
          <mrow>
            <mi>m</mi>
            <mo stretchy="false">=</mo>
            <mn>0</mn>
          </mrow>
        </munder>
        <mrow>
          <mfrac>
            <mn>1</mn>
            <mrow>
              <mi>m</mi>
              <mi>!</mi>
            </mrow>
          </mfrac>
          <mrow>
            <mo fence="true" stretchy="false">(</mo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m</mi>
                    </msup>
                    <mrow>
                      <mo stretchy="false">∂</mo>
                      <msup>
                        <mi>x</mi>
                        <mi>m</mi>
                      </msup>
                    </mrow>
                  </mfrac>
                  <mfrac>
                    <mi>x</mi>
                    <mrow>
                      <mi>log</mi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row>
            </mrow>
            <mo fence="true" stretchy="false">)</mo>
          </mrow>
          <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b>
                <mrow>
                  <mo fence="true" stretchy="false">[</mo>
                  <mrow>
                    <mrow>
                      <mo stretchy="false">∇</mo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i>m</mi>
                      </msup>
                    </mrow>
                  </mrow>
                  <mo fence="true" stretchy="false">]</mo>
                </mrow>
                <mi>j</mi>
              </msub>
            </mrow>
            <mo stretchy="false">⋅</mo>
            <mi mathvariant="normal">Π</mi>
          </mrow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</mrow>
      </mrow>
    </mrow>
    <annotation encoding="StarMath 5.0">n-1 = sum from m = 0 {{1 over {m!}}(lim from {x rightarrow 0}{partial^m over {partial x^m}x over {log (1+x)}}) sum from j = 1 [nabla (%zeta(s)-1)^m]_j cdot %PI( n over j )}</annotation>
  </semantics>
</math>
</file>

<file path=Object 2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22/content.xml><?xml version="1.0" encoding="utf-8"?>
<math xmlns="http://www.w3.org/1998/Math/MathML">
  <semantics>
    <mrow>
      <mo stretchy="false">ζ</mo>
      <mrow>
        <mrow>
          <mrow>
            <mo stretchy="false">(</mo>
            <mrow>
              <mi>s</mi>
            </mrow>
            <mo stretchy="false">)</mo>
          </mrow>
          <mo stretchy="false">−</mo>
          <mn>1</mn>
        </mrow>
        <mo stretchy="false">=</mo>
        <mrow>
          <munderover>
            <mo stretchy="false">∑</mo>
            <mrow>
              <mi>m</mi>
              <mo stretchy="false">=</mo>
              <mn>0</mn>
            </mrow>
            <mo stretchy="false">∞</mo>
          </munderover>
          <mrow>
            <mrow>
              <mfrac>
                <mn>1</mn>
                <mrow>
                  <mi>m</mi>
                  <mi>!</mi>
                </mrow>
              </mfrac>
            </mrow>
            <mrow>
              <mo stretchy="false">(</mo>
              <mrow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frac>
                      <msup>
                        <mo stretchy="false">∂</mo>
                        <mi>m</mi>
                      </msup>
                      <mrow>
                        <mo stretchy="false">∂</mo>
                        <msup>
                          <mi>x</mi>
                          <mi>m</mi>
                        </msup>
                      </mrow>
                    </mfrac>
                    <mfrac>
                      <mi>x</mi>
                      <mrow>
                        <mi>log</mi>
                        <mrow>
                          <mo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stretchy="false">)</mo>
                        </mrow>
                      </mrow>
                    </mfrac>
                  </mrow>
                </mrow>
              </mrow>
              <mo stretchy="false">)</mo>
            </mrow>
            <msup>
              <mrow>
                <mo stretchy="false">(</mo>
                <mrow>
                  <mo stretchy="false">ζ</mo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i>m</mi>
            </msup>
            <mi>log</mi>
            <mo stretchy="false">ζ</mo>
            <mrow>
              <mo stretchy="false">(</mo>
              <mrow>
                <mi>s</mi>
              </mrow>
              <mo stretchy="false">)</mo>
            </mrow>
          </mrow>
        </mrow>
      </mrow>
    </mrow>
    <annotation encoding="StarMath 5.0">%zeta(s)-1 = sum from m = 0 to infinity {{1 over {m!}}(lim from {x rightarrow 0}{partial^m over {partial x^m}x over {log (1+x)}})(%zeta(s)-1)^m log %zeta(s)}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row>
                <mi>n</mi>
                <mo stretchy="false">−</mo>
                <mn>1</mn>
              </mrow>
              <mo stretchy="false">=</mo>
              <mi mathvariant="normal">Π</mi>
            </mrow>
            <mrow>
              <mo fence="true" stretchy="false">(</mo>
              <mrow>
                <mi>n</mi>
              </mrow>
              <mo fence="true" stretchy="false">)</mo>
            </mrow>
            <mtext/>
          </mrow>
        </mtd>
      </mtr>
      <mtr>
        <mtd>
          <mrow>
            <mrow>
              <mtext/>
              <mo stretchy="false">+</mo>
              <mfrac>
                <mn>1</mn>
                <mn>2</mn>
              </mfrac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i mathvariant="normal">Π</mi>
            </mrow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text/>
          </mrow>
        </mtd>
      </mtr>
      <mtr>
        <mtd>
          <mrow>
            <mrow>
              <mtext/>
              <mo stretchy="false">−</mo>
              <mfrac>
                <mn>1</mn>
                <mn>12</mn>
              </mfrac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i mathvariant="normal">Π</mi>
              </mrow>
            </mrow>
            <mrow>
              <mo fence="true" stretchy="false">(</mo>
              <mrow>
                <mfrac>
                  <mi>n</mi>
                  <mrow>
                    <mi>j</mi>
                    <mo stretchy="false">⋅</mo>
                    <mi>k</mi>
                  </mrow>
                </mfrac>
              </mrow>
              <mo fence="true" stretchy="false">)</mo>
            </mrow>
            <mtext/>
          </mrow>
        </mtd>
      </mtr>
      <mtr>
        <mtd>
          <mrow>
            <mrow>
              <mtext/>
              <mo stretchy="false">+</mo>
              <mfrac>
                <mn>1</mn>
                <mn>24</mn>
              </mfrac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row>
                            <mi>j</mi>
                            <mo stretchy="false">⋅</mo>
                            <mi>k</mi>
                          </mrow>
                        </mfrac>
                      </mrow>
                      <mo fence="true" stretchy="false">⌋</mo>
                    </mrow>
                  </munderover>
                  <mi mathvariant="normal">Π</mi>
                </mrow>
              </mrow>
            </mrow>
            <mrow>
              <mo fence="true" stretchy="false">(</mo>
              <mrow>
                <mfrac>
                  <mi>n</mi>
                  <mrow>
                    <mi>j</mi>
                    <mo stretchy="false">⋅</mo>
                    <mi>k</mi>
                    <mo stretchy="false">⋅</mo>
                    <mi>l</mi>
                  </mrow>
                </mfrac>
              </mrow>
              <mo fence="true" stretchy="false">)</mo>
            </mrow>
            <mtext/>
          </mrow>
        </mtd>
      </mtr>
      <mtr>
        <mtd>
          <mrow>
            <mrow>
              <mtext/>
              <mo stretchy="false">−</mo>
              <mfrac>
                <mn>19</mn>
                <mn>720</mn>
              </mfrac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row>
                            <mi>j</mi>
                            <mo stretchy="false">⋅</mo>
                            <mi>k</mi>
                          </mrow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  <mo stretchy="false">⋅</mo>
                              <mi>l</mi>
                            </mrow>
                          </mfrac>
                        </mrow>
                        <mo fence="true" stretchy="false">⌋</mo>
                      </mrow>
                    </munderover>
                    <mi mathvariant="normal">Π</mi>
                  </mrow>
                </mrow>
              </mrow>
            </mrow>
            <mrow>
              <mo fence="true" stretchy="false">(</mo>
              <mrow>
                <mfrac>
                  <mi>n</mi>
                  <mrow>
                    <mi>j</mi>
                    <mo stretchy="false">⋅</mo>
                    <mi>k</mi>
                    <mo stretchy="false">⋅</mo>
                    <mi>l</mi>
                    <mo stretchy="false">⋅</mo>
                    <mi>m</mi>
                  </mrow>
                </mfrac>
              </mrow>
              <mo fence="true" stretchy="false">)</mo>
            </mrow>
            <mtext/>
          </mrow>
        </mtd>
      </mtr>
      <mtr>
        <mtd>
          <mrow>
            <mtext/>
            <mo stretchy="false">+</mo>
            <mn>...</mn>
          </mrow>
        </mtd>
      </mtr>
    </mtable>
    <annotation encoding="StarMath 5.0">""n-1 = 
%PI(n)
"" newline ""+ {1 over 2}sum from j = 2 to lfloor n rfloor %PI(n over {j} ) 
"" newline ""- {1 over 12} sum from j = 2 to lfloor n rfloor sum from k = 2 to lfloor n over j rfloor %PI(n over {j cdot k} ) 
 "" newline ""+{1 over 24} sum from j = 2 to lfloor n rfloor sum from k = 2 to lfloor n over j rfloor sum from l = 2 to lfloor 	n over {j cdot k} rfloor %PI(n over {j cdot k cdot l} )
"" newline ""- 19 over 720 sum from j = 2 to lfloor n rfloor sum from k = 2 to lfloor n over j rfloor sum from l = 2 to lfloor 	n over {j cdot k} rfloor sum from m = 2 to lfloor n over {j cdot k cdot l} rfloor %PI(n over {j cdot k cdot l cdot m} )
"" newline "" +...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</mrow>
      </mrow>
      <mrow>
        <munder>
          <mo stretchy="false">∑</mo>
          <mrow>
            <mi>m</mi>
            <mo stretchy="false">=</mo>
            <mn>0</mn>
          </mrow>
        </munder>
        <mfrac>
          <mn>1</mn>
          <mrow>
            <mi>m</mi>
            <mi>!</mi>
          </mrow>
        </mfrac>
      </mrow>
      <mrow>
        <mrow>
          <mo fence="true" stretchy="false">(</mo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frac>
                  <msup>
                    <mo stretchy="false">∂</mo>
                    <mi>m</mi>
                  </msup>
                  <mrow>
                    <mo stretchy="false">∂</mo>
                    <msup>
                      <mi>x</mi>
                      <mi>m</mi>
                    </msup>
                  </mrow>
                </mfrac>
                <mfrac>
                  <mi>x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row>
          <munder>
            <mo stretchy="false">∑</mo>
            <mrow>
              <mi>j</mi>
              <mo stretchy="false">=</mo>
              <mn>1</mn>
            </mrow>
          </munder>
          <mrow>
            <msub>
              <mrow>
                <mo fence="true" stretchy="false">[</mo>
                <mrow>
                  <mrow>
                    <mo stretchy="false">∇</mo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  <mo stretchy="false">+</mo>
                        <mi>m</mi>
                      </mrow>
                    </msup>
                  </mrow>
                </mrow>
                <mo fence="true" stretchy="false">]</mo>
              </mrow>
              <mi>j</mi>
            </msub>
            <mi mathvariant="normal">Π</mi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</mrow>
        </mrow>
      </mrow>
    </mrow>
    <annotation encoding="StarMath 5.0">[%zeta(0)^z]_n = 
1 + sum from k = 1 to infinity (binom{z}{k})sum from m = 0 {1 over {m!}}(lim from {x rightarrow 0}{partial^m over {partial x^m}x over {log (1+x)}}) cdot 
sum from j = 1 {[nabla (%zeta(0)-1)^{k-1+m}]_j %PI( n over j )}</annotation>
  </semantics>
</math>
</file>

<file path=Object 25/content.xml><?xml version="1.0" encoding="utf-8"?>
<math xmlns="http://www.w3.org/1998/Math/MathML">
  <semantics>
    <mrow>
      <mi>D</mi>
      <mrow>
        <mo stretchy="false">(</mo>
        <mrow>
          <mi>n</mi>
        </mrow>
        <mo stretchy="false">)</mo>
      </mrow>
    </mrow>
    <annotation encoding="StarMath 5.0">D(n)</annotation>
  </semantics>
</math>
</file>

<file path=Object 26/content.xml><?xml version="1.0" encoding="utf-8"?>
<math xmlns="http://www.w3.org/1998/Math/MathML">
  <semantics>
    <mrow>
      <mi>M</mi>
      <mrow>
        <mo stretchy="false">(</mo>
        <mrow>
          <mi>n</mi>
        </mrow>
        <mo stretchy="false">)</mo>
      </mrow>
    </mrow>
    <annotation encoding="StarMath 5.0">M(n)</annotation>
  </semantics>
</math>
</file>

<file path=Object 27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28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2</mn>
          </mrow>
        </munder>
        <msub>
          <mrow>
            <mo fence="true" stretchy="false">[</mo>
            <mrow>
              <mrow>
                <mo stretchy="false">∇</mo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i>j</mi>
        </msub>
      </mrow>
      <mi mathvariant="normal">Π</mi>
      <mrow>
        <mrow>
          <mo fence="true" stretchy="false">(</mo>
          <mrow>
            <mfrac>
              <mi>n</mi>
              <mrow>
                <mi>j</mi>
                <mi>k</mi>
              </mrow>
            </mfrac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row>
            <munder>
              <mo stretchy="false">∑</mo>
              <mrow>
                <mi>k</mi>
                <mo stretchy="false">=</mo>
                <mn>2</mn>
              </mrow>
            </munder>
            <mi mathvariant="normal">Π</mi>
          </mrow>
        </mrow>
      </mrow>
      <mrow>
        <mo fence="true" stretchy="false">(</mo>
        <mrow>
          <mfrac>
            <mi>n</mi>
            <mi>j</mi>
          </mfrac>
        </mrow>
        <mo fence="true" stretchy="false">)</mo>
      </mrow>
    </mrow>
    <annotation encoding="StarMath 5.0">sum from j = 2 [nabla (%zeta(0)-1)^2]_j %PI(n over {j k}) = sum from j = 2 sum from k = 2 %PI(n over j)</annotation>
  </semantics>
</math>
</file>

<file path=Object 29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2</mn>
          </mrow>
        </munder>
        <msub>
          <mrow>
            <mo fence="true" stretchy="false">[</mo>
            <mrow>
              <mrow>
                <mo stretchy="false">∇</mo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j</mi>
        </msub>
      </mrow>
      <mi mathvariant="normal">Π</mi>
      <mrow>
        <mrow>
          <mo fence="true" stretchy="false">(</mo>
          <mrow>
            <mfrac>
              <mi>n</mi>
              <mi>j</mi>
            </mfrac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row>
            <munder>
              <mo stretchy="false">∑</mo>
              <mrow>
                <mi>k</mi>
                <mo stretchy="false">=</mo>
                <mn>2</mn>
              </mrow>
            </munder>
            <mrow>
              <munder>
                <mo stretchy="false">∑</mo>
                <mrow>
                  <mi>l</mi>
                  <mo stretchy="false">=</mo>
                  <mn>2</mn>
                </mrow>
              </munder>
              <mi mathvariant="normal">Π</mi>
            </mrow>
          </mrow>
        </mrow>
      </mrow>
      <mrow>
        <mo fence="true" stretchy="false">(</mo>
        <mrow>
          <mfrac>
            <mi>n</mi>
            <mrow>
              <mi>j</mi>
              <mi>k</mi>
              <mi>l</mi>
            </mrow>
          </mfrac>
        </mrow>
        <mo fence="true" stretchy="false">)</mo>
      </mrow>
    </mrow>
    <annotation encoding="StarMath 5.0">sum from j = 2 [nabla (%zeta(0)-1)^3]_j %PI(n over j) = sum from j = 2 sum from k = 2 sum from l = 2 %PI(n over {j k l})</annotation>
  </semantics>
</math>
</file>

<file path=Object 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j</mi>
              </msup>
            </mrow>
          </mrow>
          <mo fence="true" stretchy="false">]</mo>
        </mrow>
        <mi>n</mi>
      </msub>
    </mrow>
    <annotation encoding="StarMath 5.0">[(%zeta(s)-1)^k]_n = sum from j = 0 (-1)^{k-j} (binom{k}{j})[%zeta(s)^j]_n</annotation>
  </semantics>
</math>
</file>

<file path=Object 3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3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2</mn>
            </mrow>
          </munder>
          <msup>
            <mi>j</mi>
            <mrow>
              <mo stretchy="false">−</mo>
              <mi>s</mi>
            </mrow>
          </msup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i>j</mi>
            <mrow>
              <mo stretchy="false">−</mo>
              <mn>1</mn>
            </mrow>
          </msup>
        </mrow>
      </msub>
    </mrow>
    <annotation encoding="StarMath 5.0">[(%zeta(s)-1)^k]_n = sum from j = 2 j^-s [(%zeta(s)-1)^{k-1}]_{n j^-1}</annotation>
  </semantics>
</math>
</file>

<file path=Object 3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[</mo>
              <mrow>
                <mrow>
                  <msub>
                    <mi mathvariant="normal">ζ</mi>
                    <mrow>
                      <mi mathvariant="normal">Δ</mi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row>
                <mo stretchy="false">−</mo>
                <mn>1</mn>
              </mrow>
            </mrow>
          </msup>
        </mrow>
      </mrow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%zeta_n(s)^-1-1]^{"*"{k}} = sum from j = 1 [%zeta_{%DELTA (j+1)}(s)]^{"*"{-1}} [%zeta_{n (j+1)^-1}(s)-1]^{"*"{k-1}}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i>j</mi>
        </mrow>
        <mo fence="true" stretchy="false">)</mo>
      </mrow>
      <msub>
        <mrow>
          <mo fence="true" stretchy="false">[</mo>
          <mrow>
            <msup>
              <mi>f</mi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i>j</mi>
            <mrow>
              <mo stretchy="false">−</mo>
              <mn>1</mn>
            </mrow>
          </msup>
        </mrow>
      </msub>
    </mrow>
    <annotation encoding="StarMath 5.0">[f^k]_n = sum from j = 1 f(j) [f^{k-1}]_{n j^-1}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2</mn>
            </mrow>
          </munder>
          <mi>f</mi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f-1)^k]_n = sum from j = 2 f(j+1) [(f-1)^{k-1}]_{n (j+1)^-1}</annotation>
  </semantics>
</math>
</file>

<file path=Object 3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3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i>k</mi>
                <mo stretchy="false">+</mo>
                <mi>a</mi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  <mo stretchy="false">⋅</mo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a</mi>
              </msup>
            </mrow>
          </mrow>
          <mo fence="true" stretchy="false">]</mo>
        </mrow>
        <mi>n</mi>
      </msub>
    </mrow>
    <annotation encoding="StarMath 5.0">[(%zeta(s)-1)^{{k+a}}]_n = [(%zeta(s)-1)^{k} cdot (%zeta(s)-1)^{a}]_n</annotation>
  </semantics>
</math>
</file>

<file path=Object 3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8/content.xml><?xml version="1.0" encoding="utf-8"?>
<math xmlns="http://www.w3.org/1998/Math/MathML">
  <semantics>
    <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row>
                <mi>k</mi>
                <mo stretchy="false">+</mo>
                <mi>a</mi>
              </mrow>
            </mrow>
          </mrow>
        </msup>
        <mo stretchy="false">=</mo>
        <mrow>
          <msup>
            <mrow>
              <mo stretchy="false">(</mo>
              <mrow>
                <mo stretchy="false">ζ</mo>
                <mrow>
                  <mrow>
                    <mo stretchy="false">(</mo>
                    <mrow>
                      <mi>s</mi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  <mrow>
              <mi>k</mi>
            </mrow>
          </msup>
          <mo stretchy="false">⋅</mo>
          <msup>
            <mrow>
              <mo stretchy="false">(</mo>
              <mrow>
                <mo stretchy="false">ζ</mo>
                <mrow>
                  <mrow>
                    <mo stretchy="false">(</mo>
                    <mrow>
                      <mi>s</mi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  <mrow>
              <mi>a</mi>
            </mrow>
          </msup>
        </mrow>
      </mrow>
    </mrow>
    <annotation encoding="StarMath 5.0">(%zeta(s)-1)^{{k+a}} = (%zeta(s)-1)^{k} cdot (%zeta(s)-1)^{a}</annotation>
  </semantics>
</math>
</file>

<file path=Object 3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o stretchy="false">−</mo>
                    <mn>1</mn>
                  </mrow>
                </mrow>
                <mo fence="true" stretchy="false">)</mo>
              </mrow>
              <mrow>
                <mtext>*</mtext>
                <mrow>
                  <mi>k</mi>
                  <mo stretchy="false">+</mo>
                  <mi>a</mi>
                </mrow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row>
                  <mtext>*</mtext>
                  <mi>k</mi>
                </mrow>
              </msup>
              <mo stretchy="false">⋅</mo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row>
                  <mtext>*</mtext>
                  <mi>a</mi>
                </mrow>
              </msup>
            </mrow>
          </mrow>
          <mo fence="true" stretchy="false">]</mo>
        </mrow>
        <mi>n</mi>
      </msub>
    </mrow>
    <annotation encoding="StarMath 5.0">[(f-1)^{"*"{k+a}}]_n = [(f-1)^{"*"{k}} cdot (f-1)^{"*"{a}}]_n</annotation>
  </semantics>
</math>
</file>

<file path=Object 4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4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s)^-1-1]_n = sum from k = 1 (-1)^k [(%zeta(s)-1)^k]_n</annotation>
  </semantics>
</math>
</file>

<file path=Object 4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3/content.xml><?xml version="1.0" encoding="utf-8"?>
<math xmlns="http://www.w3.org/1998/Math/MathML" display="block">
  <semantics>
    <mrow>
      <mi mathvariant="normal">ζ</mi>
      <mrow>
        <mrow>
          <msup>
            <mrow>
              <mo fence="true" stretchy="false">(</mo>
              <mrow>
                <mi>s</mi>
              </mrow>
              <mo fence="true" stretchy="false">)</mo>
            </mrow>
            <mrow>
              <mo stretchy="false">−</mo>
              <mn>1</mn>
            </mrow>
          </msup>
          <mo stretchy="false">−</mo>
          <mn>1</mn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i>k</mi>
      </msup>
    </mrow>
    <annotation encoding="StarMath 5.0">%zeta(s)^-1-1 = sum from k = 1 (-1)^k (%zeta(s)-1)^k</annotation>
  </semantics>
</math>
</file>

<file path=Object 4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sup>
                  <mi>f</mi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f^-1-1]_n = sum from k = 1 (-1)^k [(f-1)^k]_n</annotation>
  </semantics>
</math>
</file>

<file path=Object 4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46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sup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row>
              <munder>
                <mo stretchy="false">∑</mo>
                <mrow>
                  <mi>j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j</mi>
              </msup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i>j</mi>
                        <mo stretchy="false">+</mo>
                        <mi>k</mi>
                      </mrow>
                    </msup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sub>
            <mrow>
              <mo fence="true" stretchy="false">[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  <mo stretchy="false">⋅</mo>
                    <mi mathvariant="normal">ζ</mi>
                  </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]</mo>
            </mrow>
            <mi>n</mi>
          </msub>
        </mtd>
      </mtr>
    </mtable>
    <annotation encoding="StarMath 5.0">""[(%zeta(s)^-1-1) cdot (%zeta(s)-1)^{k}]_n  = 
"" newline sum from j = 0 (-1)^j [(%zeta(s)-1)^{{j+k}}]_n = 
"" newline [(%zeta(s)-1)^{k} cdot %zeta(s)^{-1}]_n</annotation>
  </semantics>
</math>
</file>

<file path=Object 4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8/content.xml><?xml version="1.0" encoding="utf-8"?>
<math xmlns="http://www.w3.org/1998/Math/MathML" display="block">
  <semantics>
    <mtable>
      <mtr>
        <mtd>
          <mrow>
            <mtext/>
            <mrow>
              <mrow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  <mo stretchy="false">=</mo>
              <mtext/>
            </mrow>
          </mrow>
        </mtd>
      </mtr>
      <mtr>
        <mtd>
          <mrow>
            <mrow>
              <munder>
                <mo stretchy="false">∑</mo>
                <mrow>
                  <mi>j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j</mi>
              </msup>
            </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j</mi>
                  <mo stretchy="false">+</mo>
                  <mi>k</mi>
                </mrow>
              </msup>
              <mo stretchy="false">=</mo>
              <mtext/>
            </mrow>
          </mrow>
        </mtd>
      </mtr>
      <mtr>
        <mtd>
          <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  <mo stretchy="false">⋅</mo>
              <mi mathvariant="normal">ζ</mi>
            </mrow>
            <msup>
              <mrow>
                <mo fence="true" stretchy="false">(</mo>
                <mrow>
                  <mi>s</mi>
                </mrow>
                <mo fence="true" stretchy="false">)</mo>
              </mrow>
              <mrow>
                <mo stretchy="false">−</mo>
                <mn>1</mn>
              </mrow>
            </msup>
          </mrow>
        </mtd>
      </mtr>
    </mtable>
    <annotation encoding="StarMath 5.0">""(%zeta(s)^-1-1) cdot (%zeta(s)-1)^{k}  = 
"" newline sum from j = 0 (-1)^j (%zeta(s)-1)^{{j+k}} = 
"" newline (%zeta(s)-1)^{k} cdot %zeta(s)^{-1}</annotation>
  </semantics>
</math>
</file>

<file path=Object 49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sup>
                              <mi>f</mi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f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row>
              <munder>
                <mo stretchy="false">∑</mo>
                <mrow>
                  <mi>j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j</mi>
              </msup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>f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j</mi>
                        <mo stretchy="false">+</mo>
                        <mi>k</mi>
                      </mrow>
                    </msup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sub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row>
                          <mi>f</mi>
                          <mo stretchy="false">−</mo>
                          <mn>1</mn>
                        </mrow>
                      </mrow>
                      <mo fence="true" stretchy="false">)</mo>
                    </mrow>
                    <mi>k</mi>
                  </msup>
                  <mo stretchy="false">⋅</mo>
                  <msup>
                    <mi>f</mi>
                    <mrow>
                      <mo stretchy="false">−</mo>
                      <mn>1</mn>
                    </mrow>
                  </msup>
                </mrow>
              </mrow>
              <mo fence="true" stretchy="false">]</mo>
            </mrow>
            <mi>n</mi>
          </msub>
        </mtd>
      </mtr>
    </mtable>
    <annotation encoding="StarMath 5.0">""[(f^-1-1) cdot (f-1)^{k}]_n  = 
"" newline sum from j = 0 (-1)^j [(f-1)^{{j+k}}]_n = 
"" newline [(f-1)^{k} cdot f^{-1}]_n</annotation>
  </semantics>
</math>
</file>

<file path=Object 5/content.xml><?xml version="1.0" encoding="utf-8"?>
<math xmlns="http://www.w3.org/1998/Math/MathML">
  <semantics>
    <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∞</mo>
            </mrow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i>k</mi>
                  <mo stretchy="false">−</mo>
                  <mi>j</mi>
                </mrow>
              </mrow>
              <mo stretchy="false">)</mo>
            </mrow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o stretchy="false">ζ</mo>
      <msup>
        <mrow>
          <mo stretchy="false">(</mo>
          <mrow>
            <mi>s</mi>
          </mrow>
          <mo stretchy="false">)</mo>
        </mrow>
        <mi>j</mi>
      </msup>
    </mrow>
    <annotation encoding="StarMath 5.0">(%zeta(s)-1)^k = sum from j = 0 to {infinity} (-1)^(k-j)(binom{k}{j})%zeta(s)^j</annotation>
  </semantics>
</math>
</file>

<file path=Object 5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51/content.xml><?xml version="1.0" encoding="utf-8"?>
<math xmlns="http://www.w3.org/1998/Math/MathML" display="block">
  <semantics>
    <mrow>
      <mrow>
        <mtext/>
        <mo stretchy="false">−</mo>
        <msub>
          <mrow>
            <mo fence="true" stretchy="false">[</mo>
            <mrow>
              <mrow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n>1</mn>
                        </mrow>
                      </msup>
                      <mo stretchy="false">+</mo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""-[(%zeta(s)^-1-1) cdot ((%zeta(s)-1)^{{k-1}}+(%zeta(s)-1)^{{k}})]_n=
[(%zeta(s)-1)^{{k}}]_n</annotation>
  </semantics>
</math>
</file>

<file path=Object 5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53/content.xml><?xml version="1.0" encoding="utf-8"?>
<math xmlns="http://www.w3.org/1998/Math/MathML" display="block">
  <semantics>
    <mrow>
      <mrow>
        <mtext/>
        <mo stretchy="false">−</mo>
        <mrow>
          <msup>
            <mrow>
              <mo fence="true" stretchy="false">(</mo>
              <mrow>
                <mrow>
                  <mi mathvariant="normal">ζ</mi>
                  <mrow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</mrow>
              <mo fence="true" stretchy="false">)</mo>
            </mrow>
            <mn>1</mn>
          </msup>
          <mo stretchy="false">⋅</mo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  <mo stretchy="false">+</mo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)</mo>
          </mrow>
        </mrow>
      </mrow>
      <mo stretchy="false">=</mo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i>k</mi>
      </msup>
    </mrow>
    <annotation encoding="StarMath 5.0">""-(%zeta(s)^-1-1)^{1} cdot ((%zeta(s)-1)^{{k-1}}+(%zeta(s)-1)^{{k}})=
(%zeta(s)-1)^{{k}}</annotation>
  </semantics>
</math>
</file>

<file path=Object 54/content.xml><?xml version="1.0" encoding="utf-8"?>
<math xmlns="http://www.w3.org/1998/Math/MathML" display="block">
  <semantics>
    <mrow>
      <mrow>
        <mtext/>
        <mo stretchy="false">−</mo>
        <msub>
          <mrow>
            <mo fence="true" stretchy="false">[</mo>
            <mrow>
              <mrow>
                <mrow>
                  <mo fence="true" stretchy="false">(</mo>
                  <mrow>
                    <mrow>
                      <msup>
                        <mi>f</mi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i>f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n>1</mn>
                        </mrow>
                      </msup>
                      <mo stretchy="false">+</mo>
                      <msup>
                        <mrow>
                          <mo fence="true" stretchy="false">(</mo>
                          <mrow>
                            <mrow>
                              <mi>f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""-[(f^-1-1) cdot ((f-1)^{{k-1}}+(f-1)^{{k}})]_n=
[(f-1)^{{k}}]_n</annotation>
  </semantics>
</math>
</file>

<file path=Object 5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56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+</mo>
                  <mi>a</mi>
                </mrow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row>
                  <msup>
                    <mrow>
                      <mo fence="true" stretchy="false">(</mo>
                      <mrow>
                        <mrow>
                          <mi mathvariant="normal">ζ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a</mi>
                  </msup>
                  <mo stretchy="false">⋅</mo>
                  <mi>log</mi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sum from k = 1 {(-1)^{k+1} over k} [(%zeta(s)-1)^{k+a}]_n = [(%zeta(s)-1)^{a} cdot log %zeta(s)]_n</annotation>
  </semantics>
</math>
</file>

<file path=Object 5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58/content.xml><?xml version="1.0" encoding="utf-8"?>
<math xmlns="http://www.w3.org/1998/Math/MathML">
  <semantics>
    <mrow>
      <mrow>
        <munder>
          <mo stretchy="false">∑</mo>
          <mrow>
            <mi>k</mi>
            <mo stretchy="false">=</mo>
            <mn>1</mn>
          </mrow>
        </munder>
        <mrow>
          <mfrac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  <mi>k</mi>
          </mfrac>
        </mrow>
      </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i>k</mi>
              <mo stretchy="false">+</mo>
              <mi>a</mi>
            </mrow>
          </mrow>
        </msup>
        <mo stretchy="false">=</mo>
        <mrow>
          <msup>
            <mrow>
              <mo stretchy="false">(</mo>
              <mrow>
                <mo stretchy="false">ζ</mo>
                <mrow>
                  <mrow>
                    <mo stretchy="false">(</mo>
                    <mrow>
                      <mi>s</mi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  <mrow>
              <mi>a</mi>
            </mrow>
          </msup>
          <mo stretchy="false">⋅</mo>
          <mi>log</mi>
        </mrow>
      </mrow>
      <mo stretchy="false">ζ</mo>
      <mrow>
        <mo stretchy="false">(</mo>
        <mrow>
          <mi>s</mi>
        </mrow>
        <mo stretchy="false">)</mo>
      </mrow>
    </mrow>
    <annotation encoding="StarMath 5.0">sum from k = 1 {(-1)^{k+1} over k} (%zeta(s)-1)^{k+a} = (%zeta(s)-1)^{a} cdot log %zeta(s)</annotation>
  </semantics>
</math>
</file>

<file path=Object 59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i>a</mi>
                </mrow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row>
                  <msup>
                    <mrow>
                      <mo fence="true" stretchy="false">(</mo>
                      <mrow>
                        <mrow>
                          <mi>f</mi>
                          <mo stretchy="false">−</mo>
                          <mn>1</mn>
                        </mrow>
                      </mrow>
                      <mo fence="true" stretchy="false">)</mo>
                    </mrow>
                    <mi>a</mi>
                  </msup>
                  <mo stretchy="false">⋅</mo>
                  <mi>log</mi>
                </mrow>
                <mi>f</mi>
              </mrow>
            </mrow>
            <mo fence="true" stretchy="false">]</mo>
          </mrow>
          <mi>n</mi>
        </msub>
      </mrow>
    </mrow>
    <annotation encoding="StarMath 5.0">sum from k = 1 {(-1)^{k+1} over k} [(f-1)^{k+a}]_n = [(f-1)^{a} cdot log f]_n</annotation>
  </semantics>
</math>
</file>

<file path=Object 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sup>
              <mi>f</mi>
              <mi>j</mi>
            </msup>
          </mrow>
          <mo fence="true" stretchy="false">]</mo>
        </mrow>
        <mi>n</mi>
      </msub>
    </mrow>
    <annotation encoding="StarMath 5.0">[(f-1)^k]_n = sum from j = 0 (-1)^{k-j} (binom{k}{j})[f^j]_n</annotation>
  </semantics>
</math>
</file>

<file path=Object 6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6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m</mi>
              <mo stretchy="false">=</mo>
              <mn>0</mn>
            </mrow>
          </munder>
          <mfrac>
            <mn>1</mn>
            <mrow>
              <mi>m</mi>
              <mi>!</mi>
            </mrow>
          </mfrac>
        </mrow>
      </mrow>
      <mrow>
        <mo fence="true" stretchy="false">(</mo>
        <mrow>
          <mrow>
            <munder>
              <mi>lim</mi>
              <mrow>
                <mi>x</mi>
                <mo stretchy="false">→</mo>
                <mn>0</mn>
              </mrow>
            </munder>
            <mrow>
              <mfrac>
                <msup>
                  <mo stretchy="false">∂</mo>
                  <mi>m</mi>
                </msup>
                <mrow>
                  <mo stretchy="false">∂</mo>
                  <msup>
                    <mi>x</mi>
                    <mi>m</mi>
                  </msup>
                </mrow>
              </mfrac>
              <mfrac>
                <mi>x</mi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</mrow>
              </mfrac>
            </mrow>
          </mrow>
        </mrow>
        <mo fence="true" stretchy="false">)</mo>
      </mrow>
      <msub>
        <mrow>
          <mo fence="true" stretchy="false">[</mo>
          <mrow>
            <mrow>
              <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  <mo stretchy="false">+</mo>
                    <mi>m</mi>
                  </mrow>
                </msup>
                <mo stretchy="false">⋅</mo>
                <mi>log</mi>
              </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%zeta(s)-1)^{k}]_n = 
sum from m = 0 {1 over {m!}}(lim from {x rightarrow 0}{partial^m over {partial x^m}x over {log (1+x)}}){[(%zeta(s)-1)^{k-1+m} cdot log %zeta(s)]_n}</annotation>
  </semantics>
</math>
</file>

<file path=Object 6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i>k</mi>
        </msup>
        <mo stretchy="false">=</mo>
        <mrow>
          <munder>
            <mo stretchy="false">∑</mo>
            <mrow>
              <mi>m</mi>
              <mo stretchy="false">=</mo>
              <mn>0</mn>
            </mrow>
          </munder>
          <mfrac>
            <mn>1</mn>
            <mrow>
              <mi>m</mi>
              <mi>!</mi>
            </mrow>
          </mfrac>
        </mrow>
      </mrow>
      <mrow>
        <mo fence="true" stretchy="false">(</mo>
        <mrow>
          <mrow>
            <munder>
              <mi>lim</mi>
              <mrow>
                <mi>x</mi>
                <mo stretchy="false">→</mo>
                <mn>0</mn>
              </mrow>
            </munder>
            <mrow>
              <mfrac>
                <msup>
                  <mo stretchy="false">∂</mo>
                  <mi>m</mi>
                </msup>
                <mrow>
                  <mo stretchy="false">∂</mo>
                  <msup>
                    <mi>x</mi>
                    <mi>m</mi>
                  </msup>
                </mrow>
              </mfrac>
              <mfrac>
                <mi>x</mi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</mrow>
              </mfrac>
            </mrow>
          </mrow>
        </mrow>
        <mo fence="true" stretchy="false">)</mo>
      </mrow>
      <mrow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row>
              <mi>k</mi>
              <mo stretchy="false">−</mo>
              <mn>1</mn>
              <mo stretchy="false">+</mo>
              <mi>m</mi>
            </mrow>
          </msup>
          <mo stretchy="false">⋅</mo>
          <mi>log</mi>
        </mrow>
        <mi mathvariant="normal">ζ</mi>
        <mrow>
          <mo fence="true" stretchy="false">(</mo>
          <mrow>
            <mi>s</mi>
          </mrow>
          <mo fence="true" stretchy="false">)</mo>
        </mrow>
      </mrow>
    </mrow>
    <annotation encoding="StarMath 5.0">(%zeta(s)-1)^{k} = 
sum from m = 0 {1 over {m!}}(lim from {x rightarrow 0}{partial^m over {partial x^m}x over {log (1+x)}}){(%zeta(s)-1)^{k-1+m} cdot log %zeta(s)}</annotation>
  </semantics>
</math>
</file>

<file path=Object 6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m</mi>
              <mo stretchy="false">=</mo>
              <mn>0</mn>
            </mrow>
          </munder>
          <mfrac>
            <mn>1</mn>
            <mrow>
              <mi>m</mi>
              <mi>!</mi>
            </mrow>
          </mfrac>
        </mrow>
      </mrow>
      <mrow>
        <mo fence="true" stretchy="false">(</mo>
        <mrow>
          <mrow>
            <munder>
              <mi>lim</mi>
              <mrow>
                <mi>x</mi>
                <mo stretchy="false">→</mo>
                <mn>0</mn>
              </mrow>
            </munder>
            <mrow>
              <mfrac>
                <msup>
                  <mo stretchy="false">∂</mo>
                  <mi>m</mi>
                </msup>
                <mrow>
                  <mo stretchy="false">∂</mo>
                  <msup>
                    <mi>x</mi>
                    <mi>m</mi>
                  </msup>
                </mrow>
              </mfrac>
              <mfrac>
                <mi>x</mi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</mrow>
              </mfrac>
            </mrow>
          </mrow>
        </mrow>
        <mo fence="true" stretchy="false">)</mo>
      </mrow>
      <msub>
        <mrow>
          <mo fence="true" stretchy="false">[</mo>
          <mrow>
            <mrow>
              <mrow>
                <msup>
                  <mrow>
                    <mo fence="true" stretchy="false">(</mo>
                    <mrow>
                      <mrow>
                        <mi>f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  <mo stretchy="false">+</mo>
                    <mi>m</mi>
                  </mrow>
                </msup>
                <mo stretchy="false">⋅</mo>
                <mi>log</mi>
              </mrow>
              <mi>f</mi>
            </mrow>
          </mrow>
          <mo fence="true" stretchy="false">]</mo>
        </mrow>
        <mi>n</mi>
      </msub>
    </mrow>
    <annotation encoding="StarMath 5.0">[(f-1)^{k}]_n = 
sum from m = 0 {1 over {m!}}(lim from {x rightarrow 0}{partial^m over {partial x^m}x over {log (1+x)}}){[(f-1)^{k-1+m} cdot log f]_n}</annotation>
  </semantics>
</math>
</file>

<file path=Object 6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6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6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sup>
                                  <mrow>
                                    <mo fence="true" stretchy="false">(</mo>
                                    <mrow>
                                      <mi>s</mi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n>1</mn>
                        </mrow>
                      </msup>
                    </mrow>
                    <mo stretchy="false">−</mo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sup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%zeta(s)^-1 - 1)^{k}]_n = 
[(%zeta(s) - 1) cdot (-(%zeta(s)^-1 - 1)^{k-1} -(%zeta(s)^-1 - 1)^{k})]_n</annotation>
  </semantics>
</math>
</file>

<file path=Object 6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68/content.xml><?xml version="1.0" encoding="utf-8"?>
<math xmlns="http://www.w3.org/1998/Math/MathML" display="block">
  <semantics>
    <mrow>
      <msup>
        <mrow>
          <mo fence="true" stretchy="false">(</mo>
          <mrow>
            <mrow>
              <mi mathvariant="normal">ζ</mi>
              <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</mrow>
          <mo fence="true" stretchy="false">)</mo>
        </mrow>
        <mi>k</mi>
      </msup>
      <mo stretchy="false">=</mo>
      <mrow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n>1</mn>
        </msup>
        <mo stretchy="false">⋅</mo>
        <mrow>
          <mo fence="true" stretchy="false">(</mo>
          <mrow>
            <mrow>
              <mrow>
                <mo stretchy="false">−</mo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sup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stretchy="false">−</mo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)</mo>
        </mrow>
      </mrow>
    </mrow>
    <annotation encoding="StarMath 5.0">(%zeta(s)^-1 - 1)^{k} = 
(%zeta(s) - 1)^{1} cdot (-(%zeta(s)^-1 - 1)^{k-1} -(%zeta(s)^-1 - 1)^{k})</annotation>
  </semantics>
</math>
</file>

<file path=Object 6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f</mi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o fence="true" stretchy="false">(</mo>
                <mrow>
                  <mrow>
                    <mi>f</mi>
                    <mo stretchy="false">−</mo>
                    <mn>1</mn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sup>
                                <mi>f</mi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n>1</mn>
                        </mrow>
                      </msup>
                    </mrow>
                    <mo stretchy="false">−</mo>
                    <msup>
                      <mrow>
                        <mo fence="true" stretchy="false">(</mo>
                        <mrow>
                          <mrow>
                            <msup>
                              <mi>f</mi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f^-1 - 1)^{k}]_n = 
[(f - 1) cdot (-(f^-1 - 1)^{k-1} -(f^-1 - 1)^{k})]_n</annotation>
  </semantics>
</math>
</file>

<file path=Object 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7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71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i>j</mi>
            </mrow>
          </msup>
        </mrow>
      </mrow>
      <mrow>
        <mo fence="true" stretchy="false">(</mo>
        <mrow>
          <mtable>
            <mtr>
              <mtd>
                <mrow>
                  <mi>k</mi>
                  <mo stretchy="false">+</mo>
                  <mi>j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i>k</mi>
                <mo stretchy="false">+</mo>
                <mi>j</mi>
              </mrow>
            </msup>
          </mrow>
          <mo fence="true" stretchy="false">]</mo>
        </mrow>
        <mi>n</mi>
      </msub>
    </mrow>
    <annotation encoding="StarMath 5.0">""[(%zeta(s)^-1 - 1)^{k}]_n = sum from j = 0 (-1)^{k+j} (binom{k+j-1}{k-1}) [(%zeta(s) - 1)^{{k+j}}]_n
</annotation>
  </semantics>
</math>
</file>

<file path=Object 7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73/content.xml><?xml version="1.0" encoding="utf-8"?>
<math xmlns="http://www.w3.org/1998/Math/MathML">
  <semantics>
    <mrow>
      <mtext/>
      <mrow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i>k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i>j</mi>
              </mrow>
            </mrow>
          </msup>
        </mrow>
      </mrow>
      <mrow>
        <mo stretchy="false">(</mo>
        <mrow>
          <mtable>
            <mtr>
              <mtd>
                <mrow>
                  <mrow>
                    <mrow>
                      <mi>k</mi>
                      <mo stretchy="false">+</mo>
                      <mi>j</mi>
                    </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i>k</mi>
                    <mo stretchy="false">−</mo>
                    <mn>1</mn>
                  </mrow>
                </mrow>
              </mtd>
            </mtr>
          </mtable>
        </mrow>
        <mo stretchy="false">)</mo>
      </mrow>
      <msup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row>
          <mrow>
            <mrow>
              <mi>k</mi>
              <mo stretchy="false">+</mo>
              <mi>j</mi>
            </mrow>
          </mrow>
        </mrow>
      </msup>
    </mrow>
    <annotation encoding="StarMath 5.0">""(%zeta(s)^-1 - 1)^{k} = sum from j = 0 (-1)^{k+j} (binom{k+j-1}{k-1}) (%zeta(s) - 1)^{{k+j}}
</annotation>
  </semantics>
</math>
</file>

<file path=Object 74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f</mi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i>j</mi>
            </mrow>
          </msup>
        </mrow>
      </mrow>
      <mrow>
        <mo fence="true" stretchy="false">(</mo>
        <mrow>
          <mtable>
            <mtr>
              <mtd>
                <mrow>
                  <mi>k</mi>
                  <mo stretchy="false">+</mo>
                  <mi>j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i>j</mi>
              </mrow>
            </msup>
          </mrow>
          <mo fence="true" stretchy="false">]</mo>
        </mrow>
        <mi>n</mi>
      </msub>
    </mrow>
    <annotation encoding="StarMath 5.0">""[(f^-1 - 1)^{k}]_n = sum from j = 0 (-1)^{k+j} (binom{k+j-1}{k-1}) [(f - 1)^{{k+j}}]_n
</annotation>
  </semantics>
</math>
</file>

<file path=Object 7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76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i>j</mi>
            </mrow>
          </msup>
        </mrow>
      </mrow>
      <mrow>
        <mo fence="true" stretchy="false">(</mo>
        <mrow>
          <mtable>
            <mtr>
              <mtd>
                <mrow>
                  <mi>k</mi>
                  <mo stretchy="false">+</mo>
                  <mi>j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i>k</mi>
                <mo stretchy="false">+</mo>
                <mi>j</mi>
              </mrow>
            </msup>
          </mrow>
          <mo fence="true" stretchy="false">]</mo>
        </mrow>
        <mi>n</mi>
      </msub>
    </mrow>
    <annotation encoding="StarMath 5.0">""[(%zeta(s) - 1)^{k}]_n = sum from j = 0 (-1)^{k+j} (binom{k+j-1}{k-1}) [(%zeta(s)^-1 - 1)^{{k+j}}]_n
</annotation>
  </semantics>
</math>
</file>

<file path=Object 7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78/content.xml><?xml version="1.0" encoding="utf-8"?>
<math xmlns="http://www.w3.org/1998/Math/MathML">
  <semantics>
    <mrow>
      <mtext/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i>k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i>j</mi>
              </mrow>
            </mrow>
          </msup>
        </mrow>
      </mrow>
      <mrow>
        <mo stretchy="false">(</mo>
        <mrow>
          <mtable>
            <mtr>
              <mtd>
                <mrow>
                  <mrow>
                    <mrow>
                      <mi>k</mi>
                      <mo stretchy="false">+</mo>
                      <mi>j</mi>
                    </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i>k</mi>
                    <mo stretchy="false">−</mo>
                    <mn>1</mn>
                  </mrow>
                </mrow>
              </mtd>
            </mtr>
          </mtable>
        </mrow>
        <mo stretchy="false">)</mo>
      </mrow>
      <msup>
        <mrow>
          <mo stretchy="false">(</mo>
          <mrow>
            <mo stretchy="false">ζ</mo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)</mo>
        </mrow>
        <mrow>
          <mrow>
            <mrow>
              <mi>k</mi>
              <mo stretchy="false">+</mo>
              <mi>j</mi>
            </mrow>
          </mrow>
        </mrow>
      </msup>
    </mrow>
    <annotation encoding="StarMath 5.0">""(%zeta(s) - 1)^{k} = sum from j = 0 (-1)^{k+j} (binom{k+j-1}{k-1}) (%zeta(s)^-1 - 1)^{{k+j}}
</annotation>
  </semantics>
</math>
</file>

<file path=Object 7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i>j</mi>
            </mrow>
          </msup>
        </mrow>
      </mrow>
      <mrow>
        <mo fence="true" stretchy="false">(</mo>
        <mrow>
          <mtable>
            <mtr>
              <mtd>
                <mrow>
                  <mi>k</mi>
                  <mo stretchy="false">+</mo>
                  <mi>j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f</mi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i>j</mi>
              </mrow>
            </msup>
          </mrow>
          <mo fence="true" stretchy="false">]</mo>
        </mrow>
        <mi>n</mi>
      </msub>
    </mrow>
    <annotation encoding="StarMath 5.0">""[(f - 1)^{k}]_n = sum from j = 0 (-1)^{k+j} (binom{k+j-1}{k-1}) [(f^-1 - 1)^{{k+j}}]_n
</annotation>
  </semantics>
</math>
</file>

<file path=Object 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8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8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log %zeta(s)]_n = sum from k = 1 {(-1)^k over{k}} [(%zeta(s)^-1 - 1)^k]_n
</annotation>
  </semantics>
</math>
</file>

<file path=Object 8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83/content.xml><?xml version="1.0" encoding="utf-8"?>
<math xmlns="http://www.w3.org/1998/Math/MathML">
  <semantics>
    <mrow>
      <mtext/>
      <mi>log</mi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i>k</mi>
              </msup>
              <mrow>
                <mi>k</mi>
              </mrow>
            </mfrac>
          </mrow>
        </mrow>
      </mrow>
      <msup>
        <mrow>
          <mo stretchy="false">(</mo>
          <mrow>
            <mo stretchy="false">ζ</mo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)</mo>
        </mrow>
        <mrow>
          <mrow>
            <mi>k</mi>
          </mrow>
        </mrow>
      </msup>
    </mrow>
    <annotation encoding="StarMath 5.0">""log %zeta(s) = sum from k = 1 {(-1)^k over{k}} (%zeta(s)^-1 - 1)^{{k}}
</annotation>
  </semantics>
</math>
</file>

<file path=Object 8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>f</mi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f</mi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log f]_n = sum from k = 1 {(-1)^k over{k}} [(f^-1 - 1)^k]_n
</annotation>
  </semantics>
</math>
</file>

<file path=Object 8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8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8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  <mo stretchy="false">⋅</mo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a</mi>
                  <mo stretchy="false">−</mo>
                  <mi>j</mi>
                </mrow>
              </msup>
            </mrow>
          </mrow>
          <mo fence="true" stretchy="false">]</mo>
        </mrow>
        <mi>n</mi>
      </msub>
    </mrow>
    <annotation encoding="StarMath 5.0">[(%zeta(s)-1)^{a}]_n = sum from j = 0 to k (-1)^k (binom{k}{j}) [(%zeta(s)^-1 - 1)^{{k}} cdot (%zeta(s) - 1)^{{a-j}}]_n
</annotation>
  </semantics>
</math>
</file>

<file path=Object 8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89/content.xml><?xml version="1.0" encoding="utf-8"?>
<math xmlns="http://www.w3.org/1998/Math/MathML">
  <semantics>
    <mrow>
      <mtext/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i>a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row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row>
              <mi>k</mi>
            </mrow>
          </mrow>
        </msup>
        <mo stretchy="false">⋅</mo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row>
                <mi>a</mi>
                <mo stretchy="false">−</mo>
                <mi>j</mi>
              </mrow>
            </mrow>
          </mrow>
        </msup>
      </mrow>
    </mrow>
    <annotation encoding="StarMath 5.0">""(%zeta(s)-1)^{a} = sum from j = 0 to k (-1)^k (binom{k}{j}) (%zeta(s)^-1 - 1)^{{k}} cdot (%zeta(s) - 1)^{{a-j}}
</annotation>
  </semantics>
</math>
</file>

<file path=Object 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>log</mi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log %zeta(s))^k]_n</annotation>
  </semantics>
</math>
</file>

<file path=Object 9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sup>
                        <mi>f</mi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⋅</mo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row>
                  <mi>a</mi>
                  <mo stretchy="false">−</mo>
                  <mi>j</mi>
                </mrow>
              </msup>
            </mrow>
          </mrow>
          <mo fence="true" stretchy="false">]</mo>
        </mrow>
        <mi>n</mi>
      </msub>
    </mrow>
    <annotation encoding="StarMath 5.0">[(f-1)^{a}]_n = sum from j = 0 to k (-1)^k (binom{k}{j}) [(f^-1 - 1)^{{k}} cdot (f - 1)^{{a-j}}]_n
</annotation>
  </semantics>
</math>
</file>

<file path=Object 9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9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  <mo stretchy="false">⋅</mo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a</mi>
                  <mo stretchy="false">−</mo>
                  <mi>j</mi>
                </mrow>
              </msup>
            </mrow>
          </mrow>
          <mo fence="true" stretchy="false">]</mo>
        </mrow>
        <mi>n</mi>
      </msub>
    </mrow>
    <annotation encoding="StarMath 5.0">[(%zeta(s)^-1-1)^{a}]_n = sum from j = 0 to k (-1)^k (binom{k}{j}) [(%zeta(s) - 1)^{{k}} cdot (%zeta(s)^-1 - 1)^{{a-j}}]_n
</annotation>
  </semantics>
</math>
</file>

<file path=Object 9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94/content.xml><?xml version="1.0" encoding="utf-8"?>
<math xmlns="http://www.w3.org/1998/Math/MathML">
  <semantics>
    <mrow>
      <mtext/>
      <mrow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i>a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i>k</mi>
            </mrow>
          </mrow>
        </msup>
        <mo stretchy="false">⋅</mo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row>
              <mrow>
                <mi>a</mi>
                <mo stretchy="false">−</mo>
                <mi>j</mi>
              </mrow>
            </mrow>
          </mrow>
        </msup>
      </mrow>
    </mrow>
    <annotation encoding="StarMath 5.0">""(%zeta(s)^-1-1)^{a} = sum from j = 0 to k (-1)^k (binom{k}{j}) (%zeta(s) - 1)^{{k}} cdot (%zeta(s)^-1 - 1)^{{a-j}}
</annotation>
  </semantics>
</math>
</file>

<file path=Object 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f</mi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>f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⋅</mo>
              <msup>
                <mrow>
                  <mo fence="true" stretchy="false">(</mo>
                  <mrow>
                    <mrow>
                      <msup>
                        <mi>f</mi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i>a</mi>
                  <mo stretchy="false">−</mo>
                  <mi>j</mi>
                </mrow>
              </msup>
            </mrow>
          </mrow>
          <mo fence="true" stretchy="false">]</mo>
        </mrow>
        <mi>n</mi>
      </msub>
    </mrow>
    <annotation encoding="StarMath 5.0">[(f^-1-1)^{a}]_n = sum from j = 0 to k (-1)^k (binom{k}{j}) [(f - 1)^{{k}} cdot (f^-1 - 1)^{{a-j}}]_n
</annotation>
  </semantics>
</math>
</file>

<file path=Object 9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9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  <mo stretchy="false">⋅</mo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a</mi>
                  <mo stretchy="false">−</mo>
                  <mn>1</mn>
                </mrow>
              </msup>
            </mrow>
          </mrow>
          <mo fence="true" stretchy="false">]</mo>
        </mrow>
        <mi>n</mi>
      </msub>
    </mrow>
    <annotation encoding="StarMath 5.0">[(log %zeta(s))^a]_n = sum from k = 1 {(-1)^{k+1} over k}[(%zeta(s)-1)^k cdot (log %zeta(s))^{a-1}]_n
</annotation>
  </semantics>
</math>
</file>

<file path=Object 9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99/content.xml><?xml version="1.0" encoding="utf-8"?>
<math xmlns="http://www.w3.org/1998/Math/MathML">
  <semantics>
    <mrow>
      <mtext/>
      <mrow>
        <msup>
          <mrow>
            <mo stretchy="false">(</mo>
            <mrow>
              <mi>log</mi>
              <mo stretchy="false">ζ</mo>
              <mrow>
                <mo stretchy="false">(</mo>
                <mrow>
                  <mi>s</mi>
                </mrow>
                <mo stretchy="false">)</mo>
              </mrow>
            </mrow>
            <mo stretchy="false">)</mo>
          </mrow>
          <mrow>
            <mi>a</mi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i>k</mi>
            </mfrac>
          </mrow>
        </mrow>
      </mrow>
      <msup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row>
          <mi>k</mi>
        </mrow>
      </msup>
      <msup>
        <mrow>
          <mo stretchy="false">(</mo>
          <mrow>
            <mi>log</mi>
            <mo stretchy="false">ζ</mo>
            <mrow>
              <mo stretchy="false">(</mo>
              <mrow>
                <mi>s</mi>
              </mrow>
              <mo stretchy="false">)</mo>
            </mrow>
          </mrow>
          <mo stretchy="false">)</mo>
        </mrow>
        <mrow>
          <mrow>
            <mi>a</mi>
            <mo stretchy="false">−</mo>
            <mn>1</mn>
          </mrow>
        </mrow>
      </msup>
    </mrow>
    <annotation encoding="StarMath 5.0">""(log %zeta(s))^{a} = sum from k = 1 {(-1)^{k+1} over k}(%zeta(s)-1)^{k} (log %zeta(s))^{a-1} 
</annotation>
  </semantics>
</math>
</file>